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3465a4" loext:opacity="100%" style:font-name="Adwaita Sans" fo:font-size="12pt" fo:font-weight="bold" officeooo:rsid="00051e30" officeooo:paragraph-rsid="00051e30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style:font-name="Adwaita Sans" officeooo:rsid="0006b081" officeooo:paragraph-rsid="00051e30"/>
    </style:style>
    <style:style style:name="P3" style:family="paragraph" style:parent-style-name="Standard" style:list-style-name="L1">
      <style:paragraph-properties fo:margin-top="0in" fo:margin-bottom="0in" style:contextual-spacing="false" fo:line-height="115%" fo:text-align="start" style:justify-single-word="false"/>
      <style:text-properties style:font-name="Adwaita Sans" officeooo:rsid="0006b081" officeooo:paragraph-rsid="0006b081"/>
    </style:style>
    <style:style style:name="P4" style:family="paragraph" style:parent-style-name="Standard" style:list-style-name="L1">
      <style:paragraph-properties fo:margin-top="0in" fo:margin-bottom="0in" style:contextual-spacing="false" fo:line-height="115%" fo:text-align="start" style:justify-single-word="false"/>
      <style:text-properties style:font-name="Adwaita Sans" officeooo:rsid="00bcc8f8" officeooo:paragraph-rsid="00bcc8f8"/>
    </style:style>
    <style:style style:name="P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officeooo:rsid="00bcc8f8" officeooo:paragraph-rsid="00bcc8f8"/>
    </style:style>
    <style:style style:name="P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3465a4" loext:opacity="100%" style:font-name="Adwaita Sans" style:text-underline-style="solid" style:text-underline-width="auto" style:text-underline-color="font-color" officeooo:rsid="00bcfbbd" officeooo:paragraph-rsid="00bcfbbd"/>
    </style:style>
    <style:style style:name="P7" style:family="paragraph" style:parent-style-name="Standard" style:list-style-name="L2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officeooo:rsid="00be9227" officeooo:paragraph-rsid="00be9227"/>
    </style:style>
    <style:style style:name="P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0eab64" officeooo:paragraph-rsid="000eab64" style:font-weight-asian="normal" style:font-weight-complex="normal"/>
    </style:style>
    <style:style style:name="P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3465a4" loext:opacity="100%" style:font-name="Adwaita Sans" style:text-underline-style="solid" style:text-underline-width="auto" style:text-underline-color="font-color" fo:font-weight="normal" officeooo:rsid="00100a6d" officeooo:paragraph-rsid="00100a6d" style:font-weight-asian="normal" style:font-weight-complex="normal"/>
    </style:style>
    <style:style style:name="P10" style:family="paragraph" style:parent-style-name="Standard" style:list-style-name="L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00a6d" officeooo:paragraph-rsid="00100a6d" style:font-weight-asian="normal" style:font-weight-complex="normal"/>
    </style:style>
    <style:style style:name="P11" style:family="paragraph" style:parent-style-name="Standard" style:list-style-name="L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1ab30" officeooo:paragraph-rsid="0011ab30" style:font-weight-asian="normal" style:font-weight-complex="normal"/>
    </style:style>
    <style:style style:name="P12" style:family="paragraph" style:parent-style-name="Standard" style:list-style-name="L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1c82b" officeooo:paragraph-rsid="0011c82b" style:font-weight-asian="normal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1c82b" officeooo:paragraph-rsid="0011c82b" style:font-weight-asian="normal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ff860d" loext:opacity="100%" style:font-name="Adwaita Sans" style:text-underline-style="solid" style:text-underline-width="auto" style:text-underline-color="font-color" fo:font-weight="normal" officeooo:rsid="0011c82b" officeooo:paragraph-rsid="0011c82b" style:font-weight-asian="normal" style:font-weight-complex="normal"/>
    </style:style>
    <style:style style:name="P15" style:family="paragraph" style:parent-style-name="Standard" style:list-style-name="L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1e4f1" officeooo:paragraph-rsid="0011e4f1" style:font-weight-asian="normal" style:font-weight-complex="normal"/>
    </style:style>
    <style:style style:name="P16" style:family="paragraph" style:parent-style-name="Standard" style:list-style-name="L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3d7a4" officeooo:paragraph-rsid="0013d7a4" style:font-weight-asian="normal" style:font-weight-complex="normal"/>
    </style:style>
    <style:style style:name="P17" style:family="paragraph" style:parent-style-name="Standard" style:list-style-name="L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58639" officeooo:paragraph-rsid="00158639" style:font-weight-asian="normal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58639" officeooo:paragraph-rsid="00158639" style:font-weight-asian="normal" style:font-weight-complex="normal"/>
    </style:style>
    <style:style style:name="P19" style:family="paragraph" style:parent-style-name="Standard" style:list-style-name="L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5c357" officeooo:paragraph-rsid="0015c357" style:font-weight-asian="normal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5c357" officeooo:paragraph-rsid="0015c357" style:font-weight-asian="normal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ff860d" loext:opacity="100%" style:font-name="Adwaita Sans" style:text-underline-style="solid" style:text-underline-width="auto" style:text-underline-color="font-color" fo:font-weight="normal" officeooo:rsid="0015c357" officeooo:paragraph-rsid="0015c357" style:font-weight-asian="normal" style:font-weight-complex="normal"/>
    </style:style>
    <style:style style:name="P22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64473" officeooo:paragraph-rsid="00164473" style:font-weight-asian="normal" style:font-weight-complex="normal"/>
    </style:style>
    <style:style style:name="P23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8ca0a" officeooo:paragraph-rsid="0018ca0a" style:font-weight-asian="normal" style:font-weight-complex="normal"/>
    </style:style>
    <style:style style:name="P24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abe6c" officeooo:paragraph-rsid="001abe6c" style:font-weight-asian="normal" style:font-weight-complex="normal"/>
    </style:style>
    <style:style style:name="P25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f2600c" officeooo:paragraph-rsid="00f2600c" style:font-weight-asian="normal" style:font-weight-complex="normal"/>
    </style:style>
    <style:style style:name="P26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f3acd3" officeooo:paragraph-rsid="00f3acd3" style:font-weight-asian="normal" style:font-weight-complex="normal"/>
    </style:style>
    <style:style style:name="P27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f5933c" officeooo:paragraph-rsid="00f5933c" style:font-weight-asian="normal" style:font-weight-complex="normal"/>
    </style:style>
    <style:style style:name="P28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d2c6d" officeooo:paragraph-rsid="001d2c6d" style:font-weight-asian="normal" style:font-weight-complex="normal"/>
    </style:style>
    <style:style style:name="P29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eb997" officeooo:paragraph-rsid="001eb997" style:font-weight-asian="normal" style:font-weight-complex="normal"/>
    </style:style>
    <style:style style:name="P30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fo:font-style="normal" style:text-underline-style="none" fo:font-weight="normal" officeooo:rsid="00c06faf" officeooo:paragraph-rsid="00c06faf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1ee512" officeooo:paragraph-rsid="001ee512" style:font-weight-asian="normal" style:font-weight-complex="normal"/>
    </style:style>
    <style:style style:name="P32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11ec4" officeooo:paragraph-rsid="00211ec4" style:font-weight-asian="normal" style:font-weight-complex="normal"/>
    </style:style>
    <style:style style:name="P33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16104" officeooo:paragraph-rsid="00216104" style:font-weight-asian="normal" style:font-weight-complex="normal"/>
    </style:style>
    <style:style style:name="P34" style:family="paragraph" style:parent-style-name="Standard" style:list-style-name="L6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2d499" officeooo:paragraph-rsid="0022d499" style:font-weight-asian="normal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2d499" officeooo:paragraph-rsid="0022d499" style:font-weight-asian="normal" style:font-weight-complex="normal"/>
    </style:style>
    <style:style style:name="P36" style:family="paragraph" style:parent-style-name="Standard" style:list-style-name="L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f70388" officeooo:paragraph-rsid="00f70388" style:font-weight-asian="normal" style:font-weight-complex="normal"/>
    </style:style>
    <style:style style:name="P37" style:family="paragraph" style:parent-style-name="Standard" style:list-style-name="L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bold" officeooo:rsid="00f70388" officeooo:paragraph-rsid="00f70388" style:font-weight-asian="bold" style:font-weight-complex="bold"/>
    </style:style>
    <style:style style:name="P38" style:family="paragraph" style:parent-style-name="Standard" style:list-style-name="L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bold" officeooo:rsid="00f79484" officeooo:paragraph-rsid="00f79484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ff860d" loext:opacity="100%" style:font-name="Adwaita Sans" style:text-underline-style="solid" style:text-underline-width="auto" style:text-underline-color="font-color" fo:font-weight="normal" officeooo:rsid="00237c30" officeooo:paragraph-rsid="00237c30" style:font-weight-asian="normal" style:font-weight-complex="normal"/>
    </style:style>
    <style:style style:name="P40" style:family="paragraph" style:parent-style-name="Standard" style:list-style-name="L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37c30" officeooo:paragraph-rsid="00237c30" style:font-weight-asian="normal" style:font-weight-complex="normal"/>
    </style:style>
    <style:style style:name="P41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37c30" officeooo:paragraph-rsid="00237c30" style:font-weight-asian="normal" style:font-weight-complex="normal"/>
    </style:style>
    <style:style style:name="P42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3c065" officeooo:paragraph-rsid="0023c065" style:font-weight-asian="normal" style:font-weight-complex="normal"/>
    </style:style>
    <style:style style:name="P43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45d78" officeooo:paragraph-rsid="00245d78" style:font-weight-asian="normal" style:font-weight-complex="normal"/>
    </style:style>
    <style:style style:name="P44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63502" officeooo:paragraph-rsid="00263502" style:font-weight-asian="normal" style:font-weight-complex="normal"/>
    </style:style>
    <style:style style:name="P45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666d2" officeooo:paragraph-rsid="002666d2" style:font-weight-asian="normal" style:font-weight-complex="normal"/>
    </style:style>
    <style:style style:name="P46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73a0f" officeooo:paragraph-rsid="00273a0f" style:font-weight-asian="normal" style:font-weight-complex="normal"/>
    </style:style>
    <style:style style:name="P47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faddd1" officeooo:paragraph-rsid="00faddd1" style:font-weight-asian="normal" style:font-weight-complex="normal"/>
    </style:style>
    <style:style style:name="P48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bold" officeooo:rsid="00faddd1" officeooo:paragraph-rsid="00faddd1" style:font-weight-asian="bold" style:font-weight-complex="bold"/>
    </style:style>
    <style:style style:name="P4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ff860d" loext:opacity="100%" style:font-name="Adwaita Sans" style:text-underline-style="solid" style:text-underline-width="auto" style:text-underline-color="font-color" fo:font-weight="normal" officeooo:rsid="002a0640" officeooo:paragraph-rsid="002a0640" style:font-weight-asian="normal" style:font-weight-complex="normal"/>
    </style:style>
    <style:style style:name="P50" style:family="paragraph" style:parent-style-name="Standard" style:list-style-name="L1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a25c8" officeooo:paragraph-rsid="002a25c8" style:font-weight-asian="normal" style:font-weight-complex="normal"/>
    </style:style>
    <style:style style:name="P51" style:family="paragraph" style:parent-style-name="Standard" style:list-style-name="L1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e0945" officeooo:paragraph-rsid="002e0945" style:font-weight-asian="normal" style:font-weight-complex="normal"/>
    </style:style>
    <style:style style:name="P52" style:family="paragraph" style:parent-style-name="Standard" style:list-style-name="L1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2f4b49" officeooo:paragraph-rsid="002f4b49" style:font-weight-asian="normal" style:font-weight-complex="normal"/>
    </style:style>
    <style:style style:name="P53" style:family="paragraph" style:parent-style-name="Standard" style:list-style-name="L1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3124a" officeooo:paragraph-rsid="0033124a" style:font-weight-asian="normal" style:font-weight-complex="normal"/>
    </style:style>
    <style:style style:name="P54" style:family="paragraph" style:parent-style-name="Standard" style:list-style-name="L1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5e330" officeooo:paragraph-rsid="0035e330" style:font-weight-asian="normal" style:font-weight-complex="normal"/>
    </style:style>
    <style:style style:name="P55" style:family="paragraph" style:parent-style-name="Standard" style:list-style-name="L1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f0b268" officeooo:paragraph-rsid="00f0b268" style:font-weight-asian="normal" style:font-weight-complex="normal"/>
    </style:style>
    <style:style style:name="P56" style:family="paragraph" style:parent-style-name="Standard" style:list-style-name="L1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bold" officeooo:rsid="00f0b268" officeooo:paragraph-rsid="00f0b268" style:font-weight-asian="bold" style:font-weight-complex="bold"/>
    </style:style>
    <style:style style:name="P57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5e330" officeooo:paragraph-rsid="0035e330" style:font-weight-asian="normal" style:font-weight-complex="normal"/>
    </style:style>
    <style:style style:name="P58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c5172" officeooo:paragraph-rsid="00dead4a" style:font-weight-asian="normal" style:font-weight-complex="normal"/>
    </style:style>
    <style:style style:name="P59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ded13" officeooo:paragraph-rsid="00dded13" style:font-weight-asian="normal" style:font-weight-complex="normal"/>
    </style:style>
    <style:style style:name="P60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ea853" officeooo:paragraph-rsid="00dea853" style:font-weight-asian="normal" style:font-weight-complex="normal"/>
    </style:style>
    <style:style style:name="P61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ead4a" officeooo:paragraph-rsid="00dead4a" style:font-weight-asian="normal" style:font-weight-complex="normal"/>
    </style:style>
    <style:style style:name="P62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1f5bc" officeooo:paragraph-rsid="00e1f5bc" style:font-weight-asian="normal" style:font-weight-complex="normal"/>
    </style:style>
    <style:style style:name="P63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f6f72" officeooo:paragraph-rsid="00df6f72" style:font-weight-asian="normal" style:font-weight-complex="normal"/>
    </style:style>
    <style:style style:name="P64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11462" officeooo:paragraph-rsid="00e11462" style:font-weight-asian="normal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1f5bc" officeooo:paragraph-rsid="00e1f5bc" style:font-weight-asian="normal" style:font-weight-complex="normal"/>
    </style:style>
    <style:style style:name="P66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22098" officeooo:paragraph-rsid="01022098" style:font-weight-asian="normal" style:font-weight-complex="normal"/>
    </style:style>
    <style:style style:name="P67" style:family="paragraph" style:parent-style-name="Standard" style:list-style-name="L1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3c6f1" officeooo:paragraph-rsid="0103c6f1" style:font-weight-asian="normal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3a5b87" officeooo:paragraph-rsid="003a5b87" style:font-weight-asian="normal" style:font-weight-complex="normal"/>
    </style:style>
    <style:style style:name="P69" style:family="paragraph" style:parent-style-name="Standard" style:list-style-name="L12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42ddc" officeooo:paragraph-rsid="00742ddc" style:font-weight-asian="normal" style:font-weight-complex="normal"/>
    </style:style>
    <style:style style:name="P70" style:family="paragraph" style:parent-style-name="Standard" style:list-style-name="L1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bf11b" officeooo:paragraph-rsid="003bf11b" style:font-weight-asian="normal" style:font-weight-complex="normal"/>
    </style:style>
    <style:style style:name="P71" style:family="paragraph" style:parent-style-name="Standard" style:list-style-name="L1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ca79d" officeooo:paragraph-rsid="003ca79d" style:font-weight-asian="normal" style:font-weight-complex="normal"/>
    </style:style>
    <style:style style:name="P72" style:family="paragraph" style:parent-style-name="Standard" style:list-style-name="L1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d4c13" officeooo:paragraph-rsid="003d4c13" style:font-weight-asian="normal" style:font-weight-complex="normal"/>
    </style:style>
    <style:style style:name="P73" style:family="paragraph" style:parent-style-name="Standard" style:list-style-name="L1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dbbc4" officeooo:paragraph-rsid="003dbbc4" style:font-weight-asian="normal" style:font-weight-complex="normal"/>
    </style:style>
    <style:style style:name="P74" style:family="paragraph" style:parent-style-name="Standard" style:list-style-name="L1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f9f7b" officeooo:paragraph-rsid="003f9f7b" style:font-weight-asian="normal" style:font-weight-complex="normal"/>
    </style:style>
    <style:style style:name="P7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3f9f7b" officeooo:paragraph-rsid="003f9f7b" style:font-weight-asian="normal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402406" officeooo:paragraph-rsid="00402406" style:font-weight-asian="normal" style:font-weight-complex="normal"/>
    </style:style>
    <style:style style:name="P77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1a95e" officeooo:paragraph-rsid="0041a95e" style:font-weight-asian="normal" style:font-weight-complex="normal"/>
    </style:style>
    <style:style style:name="P78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2697e" officeooo:paragraph-rsid="0042697e" style:font-weight-asian="normal" style:font-weight-complex="normal"/>
    </style:style>
    <style:style style:name="P79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27c7b" officeooo:paragraph-rsid="00427c7b" style:font-weight-asian="normal" style:font-weight-complex="normal"/>
    </style:style>
    <style:style style:name="P80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a5f948" officeooo:paragraph-rsid="00a5f948" style:font-weight-asian="normal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a5f948" officeooo:paragraph-rsid="00a5f948" style:font-weight-asian="normal" style:font-weight-complex="normal"/>
    </style:style>
    <style:style style:name="P82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a7d5b4" officeooo:paragraph-rsid="00a7d5b4" style:font-weight-asian="normal" style:font-weight-complex="normal"/>
    </style:style>
    <style:style style:name="P83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35876" officeooo:paragraph-rsid="00435876" style:font-weight-asian="normal" style:font-weight-complex="normal"/>
    </style:style>
    <style:style style:name="P84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af34dd" officeooo:paragraph-rsid="00af34dd" style:font-weight-asian="normal" style:font-weight-complex="normal"/>
    </style:style>
    <style:style style:name="P85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bold" officeooo:rsid="00b069ca" officeooo:paragraph-rsid="00b069ca" style:font-weight-asian="bold" style:font-weight-complex="bold"/>
    </style:style>
    <style:style style:name="P86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b1f97c" officeooo:paragraph-rsid="00b1f97c" style:font-weight-asian="normal" style:font-weight-complex="normal"/>
    </style:style>
    <style:style style:name="P87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b2574c" officeooo:paragraph-rsid="00b2574c" style:font-weight-asian="normal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b2574c" officeooo:paragraph-rsid="00b2574c" style:font-weight-asian="normal" style:font-weight-complex="normal"/>
    </style:style>
    <style:style style:name="P89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b36bd2" officeooo:paragraph-rsid="00b36bd2" style:font-weight-asian="normal" style:font-weight-complex="normal"/>
    </style:style>
    <style:style style:name="P90" style:family="paragraph" style:parent-style-name="Standard" style:list-style-name="L1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6f8df" officeooo:paragraph-rsid="0046f8df" style:font-weight-asian="normal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6f8df" officeooo:paragraph-rsid="0046f8df" style:font-weight-asian="normal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b4aa64" officeooo:paragraph-rsid="00b4aa64" style:font-weight-asian="normal" style:font-weight-complex="normal"/>
    </style:style>
    <style:style style:name="P93" style:family="paragraph" style:parent-style-name="Standard" style:list-style-name="L1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b5b112" officeooo:paragraph-rsid="00b5b112" style:font-weight-asian="normal" style:font-weight-complex="normal"/>
    </style:style>
    <style:style style:name="P94" style:family="paragraph" style:parent-style-name="Standard" style:list-style-name="L1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b79aba" officeooo:paragraph-rsid="00b79aba" style:font-weight-asian="normal" style:font-weight-complex="normal"/>
    </style:style>
    <style:style style:name="P95" style:family="paragraph" style:parent-style-name="Standard" style:list-style-name="L16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ab7e6f" officeooo:paragraph-rsid="00ab7e6f" style:font-weight-asian="normal" style:font-weight-complex="normal"/>
    </style:style>
    <style:style style:name="P9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c44985" officeooo:paragraph-rsid="00c44985" style:font-weight-asian="normal" style:font-weight-complex="normal"/>
    </style:style>
    <style:style style:name="P97" style:family="paragraph" style:parent-style-name="Standard" style:list-style-name="L1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c62823" officeooo:paragraph-rsid="00c62823" style:font-weight-asian="normal" style:font-weight-complex="normal"/>
    </style:style>
    <style:style style:name="P9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46fbd2" officeooo:paragraph-rsid="0046fbd2" style:font-weight-asian="normal" style:font-weight-complex="normal"/>
    </style:style>
    <style:style style:name="P99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a5af7" officeooo:paragraph-rsid="004a5af7" style:font-weight-asian="normal" style:font-weight-complex="normal"/>
    </style:style>
    <style:style style:name="P100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a766a" officeooo:paragraph-rsid="00560b55" style:font-weight-asian="normal" style:font-weight-complex="normal"/>
    </style:style>
    <style:style style:name="P101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caaa6d" officeooo:paragraph-rsid="00caaa6d" style:font-weight-asian="normal" style:font-weight-complex="normal"/>
    </style:style>
    <style:style style:name="P102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c9f162" officeooo:paragraph-rsid="00c9f162" style:font-weight-asian="normal" style:font-weight-complex="normal"/>
    </style:style>
    <style:style style:name="P103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bb980" officeooo:paragraph-rsid="004bb980" style:font-weight-asian="normal" style:font-weight-complex="normal"/>
    </style:style>
    <style:style style:name="P104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cf0241" officeooo:paragraph-rsid="00cf0241" style:font-weight-asian="normal" style:font-weight-complex="normal"/>
    </style:style>
    <style:style style:name="P105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4eb79f" officeooo:paragraph-rsid="004eb79f" style:font-weight-asian="normal" style:font-weight-complex="normal"/>
    </style:style>
    <style:style style:name="P106" style:family="paragraph" style:parent-style-name="Standard" style:list-style-name="L1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54bf1b" officeooo:paragraph-rsid="0054bf1b" style:font-weight-asian="normal" style:font-weight-complex="normal"/>
    </style:style>
    <style:style style:name="P107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54bf1b" officeooo:paragraph-rsid="0054bf1b" style:font-weight-asian="normal" style:font-weight-complex="normal"/>
    </style:style>
    <style:style style:name="P10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d41191" officeooo:paragraph-rsid="00d41191" style:font-weight-asian="normal" style:font-weight-complex="normal"/>
    </style:style>
    <style:style style:name="P109" style:family="paragraph" style:parent-style-name="Standard" style:list-style-name="L1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41191" officeooo:paragraph-rsid="00d41191" style:font-weight-asian="normal" style:font-weight-complex="normal"/>
    </style:style>
    <style:style style:name="P110" style:family="paragraph" style:parent-style-name="Standard" style:list-style-name="L1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5b71a" officeooo:paragraph-rsid="00d5b71a" style:font-weight-asian="normal" style:font-weight-complex="normal"/>
    </style:style>
    <style:style style:name="P11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5b71a" officeooo:paragraph-rsid="00d5b71a" style:font-weight-asian="normal" style:font-weight-complex="normal"/>
    </style:style>
    <style:style style:name="P112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d6536a" officeooo:paragraph-rsid="00d6536a" style:font-weight-asian="normal" style:font-weight-complex="normal"/>
    </style:style>
    <style:style style:name="P113" style:family="paragraph" style:parent-style-name="Standard" style:list-style-name="L2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79d9f" officeooo:paragraph-rsid="00d79d9f" style:font-weight-asian="normal" style:font-weight-complex="normal"/>
    </style:style>
    <style:style style:name="P114" style:family="paragraph" style:parent-style-name="Standard" style:list-style-name="L2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7d590" officeooo:paragraph-rsid="00d7d590" style:font-weight-asian="normal" style:font-weight-complex="normal"/>
    </style:style>
    <style:style style:name="P115" style:family="paragraph" style:parent-style-name="Standard" style:list-style-name="L2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88810" officeooo:paragraph-rsid="00d88810" style:font-weight-asian="normal" style:font-weight-complex="normal"/>
    </style:style>
    <style:style style:name="P11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568a43" officeooo:paragraph-rsid="00568a43" style:font-weight-asian="normal" style:font-weight-complex="normal"/>
    </style:style>
    <style:style style:name="P117" style:family="paragraph" style:parent-style-name="Standard" style:list-style-name="L2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58b915" officeooo:paragraph-rsid="0058b915" style:font-weight-asian="normal" style:font-weight-complex="normal"/>
    </style:style>
    <style:style style:name="P118" style:family="paragraph" style:parent-style-name="Standard" style:list-style-name="L2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59726b" officeooo:paragraph-rsid="0059726b" style:font-weight-asian="normal" style:font-weight-complex="normal"/>
    </style:style>
    <style:style style:name="P119" style:family="paragraph" style:parent-style-name="Standard" style:list-style-name="L2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28389" officeooo:paragraph-rsid="00d28389" style:font-weight-asian="normal" style:font-weight-complex="normal"/>
    </style:style>
    <style:style style:name="P120" style:family="paragraph" style:parent-style-name="Standard" style:list-style-name="L21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5b28e8" officeooo:paragraph-rsid="005b28e8" style:font-weight-asian="normal" style:font-weight-complex="normal"/>
    </style:style>
    <style:style style:name="P12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5b28e8" officeooo:paragraph-rsid="005b28e8" style:font-weight-asian="normal" style:font-weight-complex="normal"/>
    </style:style>
    <style:style style:name="P122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5cec9b" officeooo:paragraph-rsid="005cec9b" style:font-weight-asian="normal" style:font-weight-complex="normal"/>
    </style:style>
    <style:style style:name="P123" style:family="paragraph" style:parent-style-name="Standard" style:list-style-name="L22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07846" officeooo:paragraph-rsid="00607846" style:font-weight-asian="normal" style:font-weight-complex="normal"/>
    </style:style>
    <style:style style:name="P124" style:family="paragraph" style:parent-style-name="Standard" style:list-style-name="L22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2d405" officeooo:paragraph-rsid="0062d405" style:font-weight-asian="normal" style:font-weight-complex="normal"/>
    </style:style>
    <style:style style:name="P12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2d405" officeooo:paragraph-rsid="0062d405" style:font-weight-asian="normal" style:font-weight-complex="normal"/>
    </style:style>
    <style:style style:name="P12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ecbc78" officeooo:paragraph-rsid="00ecbc78" style:font-weight-asian="normal" style:font-weight-complex="normal"/>
    </style:style>
    <style:style style:name="P127" style:family="paragraph" style:parent-style-name="Standard" style:list-style-name="L2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cbc78" officeooo:paragraph-rsid="00ecbc78" style:font-weight-asian="normal" style:font-weight-complex="normal"/>
    </style:style>
    <style:style style:name="P12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cbc78" officeooo:paragraph-rsid="00ecbc78" style:font-weight-asian="normal" style:font-weight-complex="normal"/>
    </style:style>
    <style:style style:name="P129" style:family="paragraph" style:parent-style-name="Standard" style:list-style-name="L23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e88ff" officeooo:paragraph-rsid="00ee88ff" style:font-weight-asian="normal" style:font-weight-complex="normal"/>
    </style:style>
    <style:style style:name="P130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63a9f3" officeooo:paragraph-rsid="0063a9f3" style:font-weight-asian="normal" style:font-weight-complex="normal"/>
    </style:style>
    <style:style style:name="P131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41f84" officeooo:paragraph-rsid="00e41f84" style:font-weight-asian="normal" style:font-weight-complex="normal"/>
    </style:style>
    <style:style style:name="P132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2baec" officeooo:paragraph-rsid="00e2baec" style:font-weight-asian="normal" style:font-weight-complex="normal"/>
    </style:style>
    <style:style style:name="P133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796bc" officeooo:paragraph-rsid="006796bc" style:font-weight-asian="normal" style:font-weight-complex="normal"/>
    </style:style>
    <style:style style:name="P134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884c4" officeooo:paragraph-rsid="006884c4" style:font-weight-asian="normal" style:font-weight-complex="normal"/>
    </style:style>
    <style:style style:name="P135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a2c3c" officeooo:paragraph-rsid="006a4ef0" style:font-weight-asian="normal" style:font-weight-complex="normal"/>
    </style:style>
    <style:style style:name="P136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a4ef0" officeooo:paragraph-rsid="006a4ef0" style:font-weight-asian="normal" style:font-weight-complex="normal"/>
    </style:style>
    <style:style style:name="P137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bce39" officeooo:paragraph-rsid="006bce39" style:font-weight-asian="normal" style:font-weight-complex="normal"/>
    </style:style>
    <style:style style:name="P138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d55b5" officeooo:paragraph-rsid="006d55b5" style:font-weight-asian="normal" style:font-weight-complex="normal"/>
    </style:style>
    <style:style style:name="P13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d55b5" officeooo:paragraph-rsid="006d55b5" style:font-weight-asian="normal" style:font-weight-complex="normal"/>
    </style:style>
    <style:style style:name="P140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faaf6" officeooo:paragraph-rsid="006faaf6" style:font-weight-asian="normal" style:font-weight-complex="normal"/>
    </style:style>
    <style:style style:name="P141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5eecd" officeooo:paragraph-rsid="00e5eecd" style:font-weight-asian="normal" style:font-weight-complex="normal"/>
    </style:style>
    <style:style style:name="P142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6f946" officeooo:paragraph-rsid="00e6f946" style:font-weight-asian="normal" style:font-weight-complex="normal"/>
    </style:style>
    <style:style style:name="P143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8bb1d" officeooo:paragraph-rsid="00e8bb1d" style:font-weight-asian="normal" style:font-weight-complex="normal"/>
    </style:style>
    <style:style style:name="P144" style:family="paragraph" style:parent-style-name="Standard" style:list-style-name="L24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eaff01" officeooo:paragraph-rsid="00eaff01" style:font-weight-asian="normal" style:font-weight-complex="normal"/>
    </style:style>
    <style:style style:name="P14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6faaf6" officeooo:paragraph-rsid="006faaf6" style:font-weight-asian="normal" style:font-weight-complex="normal"/>
    </style:style>
    <style:style style:name="P14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70f946" officeooo:paragraph-rsid="0070f946" style:font-weight-asian="normal" style:font-weight-complex="normal"/>
    </style:style>
    <style:style style:name="P147" style:family="paragraph" style:parent-style-name="Standard" style:list-style-name="L25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2187a" officeooo:paragraph-rsid="0072187a" style:font-weight-asian="normal" style:font-weight-complex="normal"/>
    </style:style>
    <style:style style:name="P14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2187a" officeooo:paragraph-rsid="0072187a" style:font-weight-asian="normal" style:font-weight-complex="normal"/>
    </style:style>
    <style:style style:name="P14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468a1a" loext:opacity="100%" style:font-name="Adwaita Sans" style:text-underline-style="solid" style:text-underline-width="auto" style:text-underline-color="font-color" fo:font-weight="normal" officeooo:rsid="00d9361c" officeooo:paragraph-rsid="00d9361c" style:font-weight-asian="normal" style:font-weight-complex="normal"/>
    </style:style>
    <style:style style:name="P150" style:family="paragraph" style:parent-style-name="Standard" style:list-style-name="L26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94728" officeooo:paragraph-rsid="00d94728" style:font-weight-asian="normal" style:font-weight-complex="normal"/>
    </style:style>
    <style:style style:name="P151" style:family="paragraph" style:parent-style-name="Standard" style:list-style-name="L26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b1120" officeooo:paragraph-rsid="00db1120" style:font-weight-asian="normal" style:font-weight-complex="normal"/>
    </style:style>
    <style:style style:name="P152" style:family="paragraph" style:parent-style-name="Standard" style:list-style-name="L26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db3a94" officeooo:paragraph-rsid="00db3a94" style:font-weight-asian="normal" style:font-weight-complex="normal"/>
    </style:style>
    <style:style style:name="P153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099ea6" loext:opacity="100%" style:font-name="Adwaita Sans" style:text-underline-style="solid" style:text-underline-width="auto" style:text-underline-color="font-color" fo:font-weight="normal" officeooo:rsid="00759e72" officeooo:paragraph-rsid="00759e72" style:font-weight-asian="normal" style:font-weight-complex="normal"/>
    </style:style>
    <style:style style:name="P154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61f75" officeooo:paragraph-rsid="00761f75" style:font-weight-asian="normal" style:font-weight-complex="normal"/>
    </style:style>
    <style:style style:name="P155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86976" officeooo:paragraph-rsid="00786976" style:font-weight-asian="normal" style:font-weight-complex="normal"/>
    </style:style>
    <style:style style:name="P156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96da4" officeooo:paragraph-rsid="00796da4" style:font-weight-asian="normal" style:font-weight-complex="normal"/>
    </style:style>
    <style:style style:name="P157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99330" officeooo:paragraph-rsid="00799330" style:font-weight-asian="normal" style:font-weight-complex="normal"/>
    </style:style>
    <style:style style:name="P158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db898" officeooo:paragraph-rsid="007db898" style:font-weight-asian="normal" style:font-weight-complex="normal"/>
    </style:style>
    <style:style style:name="P15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db898" officeooo:paragraph-rsid="007db898" style:font-weight-asian="normal" style:font-weight-complex="normal"/>
    </style:style>
    <style:style style:name="P160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solid" style:text-underline-width="auto" style:text-underline-color="font-color" fo:font-weight="normal" officeooo:rsid="007f25ee" officeooo:paragraph-rsid="007f25ee" style:font-weight-asian="normal" style:font-weight-complex="normal"/>
    </style:style>
    <style:style style:name="P161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f25ee" officeooo:paragraph-rsid="007f25ee" style:font-weight-asian="normal" style:font-weight-complex="normal"/>
    </style:style>
    <style:style style:name="P162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7f983a" officeooo:paragraph-rsid="007f983a" style:font-weight-asian="normal" style:font-weight-complex="normal"/>
    </style:style>
    <style:style style:name="P163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1420b" officeooo:paragraph-rsid="0081420b" style:font-weight-asian="normal" style:font-weight-complex="normal"/>
    </style:style>
    <style:style style:name="P164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2afbe" officeooo:paragraph-rsid="0082afbe" style:font-weight-asian="normal" style:font-weight-complex="normal"/>
    </style:style>
    <style:style style:name="P165" style:family="paragraph" style:parent-style-name="Standard" style:list-style-name="L27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2bb8c" officeooo:paragraph-rsid="0082bb8c" style:font-weight-asian="normal" style:font-weight-complex="normal"/>
    </style:style>
    <style:style style:name="P16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2bb8c" officeooo:paragraph-rsid="0082bb8c" style:font-weight-asian="normal" style:font-weight-complex="normal"/>
    </style:style>
    <style:style style:name="P167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099ea6" loext:opacity="100%" style:font-name="Adwaita Sans" style:text-underline-style="solid" style:text-underline-width="auto" style:text-underline-color="font-color" fo:font-weight="normal" officeooo:rsid="0083adf9" officeooo:paragraph-rsid="0083adf9" style:font-weight-asian="normal" style:font-weight-complex="normal"/>
    </style:style>
    <style:style style:name="P168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50ef6" officeooo:paragraph-rsid="00850ef6" style:font-weight-asian="normal" style:font-weight-complex="normal"/>
    </style:style>
    <style:style style:name="P169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5b447" officeooo:paragraph-rsid="0085b447" style:font-weight-asian="normal" style:font-weight-complex="normal"/>
    </style:style>
    <style:style style:name="P170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5f732" officeooo:paragraph-rsid="0085f732" style:font-weight-asian="normal" style:font-weight-complex="normal"/>
    </style:style>
    <style:style style:name="P171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8dbd1" officeooo:paragraph-rsid="0088dbd1" style:font-weight-asian="normal" style:font-weight-complex="normal"/>
    </style:style>
    <style:style style:name="P172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8dbd1" officeooo:paragraph-rsid="0088dbd1" style:font-weight-asian="normal" style:font-weight-complex="normal"/>
    </style:style>
    <style:style style:name="P173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a6270" officeooo:paragraph-rsid="008a6270" style:font-weight-asian="normal" style:font-weight-complex="normal"/>
    </style:style>
    <style:style style:name="P174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3e3eb" officeooo:paragraph-rsid="0103e3eb" style:font-weight-asian="normal" style:font-weight-complex="normal"/>
    </style:style>
    <style:style style:name="P175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44871" officeooo:paragraph-rsid="01044871" style:font-weight-asian="normal" style:font-weight-complex="normal"/>
    </style:style>
    <style:style style:name="P176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4b4ab" officeooo:paragraph-rsid="0104b4ab" style:font-weight-asian="normal" style:font-weight-complex="normal"/>
    </style:style>
    <style:style style:name="P177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4fa6e" officeooo:paragraph-rsid="0104fa6e" style:font-weight-asian="normal" style:font-weight-complex="normal"/>
    </style:style>
    <style:style style:name="P178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6198f" officeooo:paragraph-rsid="0106198f" style:font-weight-asian="normal" style:font-weight-complex="normal"/>
    </style:style>
    <style:style style:name="P179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a6270" officeooo:paragraph-rsid="0108daed" style:font-weight-asian="normal" style:font-weight-complex="normal"/>
    </style:style>
    <style:style style:name="P180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9842c" officeooo:paragraph-rsid="0109842c" style:font-weight-asian="normal" style:font-weight-complex="normal"/>
    </style:style>
    <style:style style:name="P181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a77b6" officeooo:paragraph-rsid="010a77b6" style:font-weight-asian="normal" style:font-weight-complex="normal"/>
    </style:style>
    <style:style style:name="P182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c4354" officeooo:paragraph-rsid="010c4354" style:font-weight-asian="normal" style:font-weight-complex="normal"/>
    </style:style>
    <style:style style:name="P183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b7523" officeooo:paragraph-rsid="010d19dd" style:font-weight-asian="normal" style:font-weight-complex="normal"/>
    </style:style>
    <style:style style:name="P184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0d19dd" officeooo:paragraph-rsid="010d19dd" style:font-weight-asian="normal" style:font-weight-complex="normal"/>
    </style:style>
    <style:style style:name="P185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0c7b9" officeooo:paragraph-rsid="010d19dd" style:font-weight-asian="normal" style:font-weight-complex="normal"/>
    </style:style>
    <style:style style:name="P186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4c074" officeooo:paragraph-rsid="010d19dd" style:font-weight-asian="normal" style:font-weight-complex="normal"/>
    </style:style>
    <style:style style:name="P187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b7523" officeooo:paragraph-rsid="0110933c" style:font-weight-asian="normal" style:font-weight-complex="normal"/>
    </style:style>
    <style:style style:name="P188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0933c" officeooo:paragraph-rsid="0110b536" style:font-weight-asian="normal" style:font-weight-complex="normal"/>
    </style:style>
    <style:style style:name="P189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0b536" officeooo:paragraph-rsid="0110b536" style:font-weight-asian="normal" style:font-weight-complex="normal"/>
    </style:style>
    <style:style style:name="P190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0b536" officeooo:paragraph-rsid="0110fbc3" style:font-weight-asian="normal" style:font-weight-complex="normal"/>
    </style:style>
    <style:style style:name="P191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0933c" officeooo:paragraph-rsid="011294ee" style:font-weight-asian="normal" style:font-weight-complex="normal"/>
    </style:style>
    <style:style style:name="P192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294ee" officeooo:paragraph-rsid="0114677e" style:font-weight-asian="normal" style:font-weight-complex="normal"/>
    </style:style>
    <style:style style:name="P193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0933c" officeooo:paragraph-rsid="0114677e" style:font-weight-asian="normal" style:font-weight-complex="normal"/>
    </style:style>
    <style:style style:name="P194" style:family="paragraph" style:parent-style-name="Standard" style:list-style-name="L28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6799f" officeooo:paragraph-rsid="0116799f" style:font-weight-asian="normal" style:font-weight-complex="normal"/>
    </style:style>
    <style:style style:name="P19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8b7523" officeooo:paragraph-rsid="008b7523" style:font-weight-asian="normal" style:font-weight-complex="normal"/>
    </style:style>
    <style:style style:name="P19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099ea6" loext:opacity="100%" style:font-name="Adwaita Sans" style:text-underline-style="solid" style:text-underline-width="auto" style:text-underline-color="font-color" fo:font-weight="normal" officeooo:rsid="00950614" officeooo:paragraph-rsid="00950614" style:font-weight-asian="normal" style:font-weight-complex="normal"/>
    </style:style>
    <style:style style:name="P197" style:family="paragraph" style:parent-style-name="Standard" style:list-style-name="L2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58608" officeooo:paragraph-rsid="00958608" style:font-weight-asian="normal" style:font-weight-complex="normal"/>
    </style:style>
    <style:style style:name="P198" style:family="paragraph" style:parent-style-name="Standard" style:list-style-name="L29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67482" officeooo:paragraph-rsid="00967482" style:font-weight-asian="normal" style:font-weight-complex="normal"/>
    </style:style>
    <style:style style:name="P19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67482" officeooo:paragraph-rsid="00967482" style:font-weight-asian="normal" style:font-weight-complex="normal"/>
    </style:style>
    <style:style style:name="P200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099ea6" loext:opacity="100%" style:font-name="Adwaita Sans" style:text-underline-style="solid" style:text-underline-width="auto" style:text-underline-color="font-color" fo:font-weight="normal" officeooo:rsid="0098cfec" officeooo:paragraph-rsid="0098cfec" style:font-weight-asian="normal" style:font-weight-complex="normal"/>
    </style:style>
    <style:style style:name="P201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91495" officeooo:paragraph-rsid="00991495" style:font-weight-asian="normal" style:font-weight-complex="normal"/>
    </style:style>
    <style:style style:name="P202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ae81f" officeooo:paragraph-rsid="011ae81f" style:font-weight-asian="normal" style:font-weight-complex="normal"/>
    </style:style>
    <style:style style:name="P203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c532f" officeooo:paragraph-rsid="011c532f" style:font-weight-asian="normal" style:font-weight-complex="normal"/>
    </style:style>
    <style:style style:name="P204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d584a" officeooo:paragraph-rsid="011d584a" style:font-weight-asian="normal" style:font-weight-complex="normal"/>
    </style:style>
    <style:style style:name="P205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d69a7" officeooo:paragraph-rsid="011d69a7" style:font-weight-asian="normal" style:font-weight-complex="normal"/>
    </style:style>
    <style:style style:name="P20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d69a7" officeooo:paragraph-rsid="011d69a7" style:font-weight-asian="normal" style:font-weight-complex="normal"/>
    </style:style>
    <style:style style:name="P207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1f057f" officeooo:paragraph-rsid="011f057f" style:font-weight-asian="normal" style:font-weight-complex="normal"/>
    </style:style>
    <style:style style:name="P208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041f8" officeooo:paragraph-rsid="012041f8" style:font-weight-asian="normal" style:font-weight-complex="normal"/>
    </style:style>
    <style:style style:name="P209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ec9f1" officeooo:paragraph-rsid="009ec9f1" style:font-weight-asian="normal" style:font-weight-complex="normal"/>
    </style:style>
    <style:style style:name="P210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19b3a" officeooo:paragraph-rsid="01219b3a" style:font-weight-asian="normal" style:font-weight-complex="normal"/>
    </style:style>
    <style:style style:name="P211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306ba" officeooo:paragraph-rsid="012306ba" style:font-weight-asian="normal" style:font-weight-complex="normal"/>
    </style:style>
    <style:style style:name="P212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40354" officeooo:paragraph-rsid="01240354" style:font-weight-asian="normal" style:font-weight-complex="normal"/>
    </style:style>
    <style:style style:name="P213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5f3c3" officeooo:paragraph-rsid="0125f3c3" style:font-weight-asian="normal" style:font-weight-complex="normal"/>
    </style:style>
    <style:style style:name="P214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67ee3" officeooo:paragraph-rsid="01267ee3" style:font-weight-asian="normal" style:font-weight-complex="normal"/>
    </style:style>
    <style:style style:name="P215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759c8" officeooo:paragraph-rsid="012759c8" style:font-weight-asian="normal" style:font-weight-complex="normal"/>
    </style:style>
    <style:style style:name="P216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8800b" officeooo:paragraph-rsid="0128800b" style:font-weight-asian="normal" style:font-weight-complex="normal"/>
    </style:style>
    <style:style style:name="P217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a2567" officeooo:paragraph-rsid="012a2567" style:font-weight-asian="normal" style:font-weight-complex="normal"/>
    </style:style>
    <style:style style:name="P218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a324d" officeooo:paragraph-rsid="012a324d" style:font-weight-asian="normal" style:font-weight-complex="normal"/>
    </style:style>
    <style:style style:name="P21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a324d" officeooo:paragraph-rsid="012a324d" style:font-weight-asian="normal" style:font-weight-complex="normal"/>
    </style:style>
    <style:style style:name="P220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ba30a" officeooo:paragraph-rsid="012ba30a" style:font-weight-asian="normal" style:font-weight-complex="normal"/>
    </style:style>
    <style:style style:name="P221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9f33c6" officeooo:paragraph-rsid="009f33c6" style:font-weight-asian="normal" style:font-weight-complex="normal"/>
    </style:style>
    <style:style style:name="P222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c2f9f" officeooo:paragraph-rsid="012c2f9f" style:font-weight-asian="normal" style:font-weight-complex="normal"/>
    </style:style>
    <style:style style:name="P223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d26c0" officeooo:paragraph-rsid="012d26c0" style:font-weight-asian="normal" style:font-weight-complex="normal"/>
    </style:style>
    <style:style style:name="P224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dab40" officeooo:paragraph-rsid="012dab40" style:font-weight-asian="normal" style:font-weight-complex="normal"/>
    </style:style>
    <style:style style:name="P225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e384f" officeooo:paragraph-rsid="012e384f" style:font-weight-asian="normal" style:font-weight-complex="normal"/>
    </style:style>
    <style:style style:name="P22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2e384f" officeooo:paragraph-rsid="012e384f" style:font-weight-asian="normal" style:font-weight-complex="normal"/>
    </style:style>
    <style:style style:name="P227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bold" officeooo:rsid="012f00d4" officeooo:paragraph-rsid="012f00d4" style:font-weight-asian="bold" style:font-weight-complex="bold"/>
    </style:style>
    <style:style style:name="P228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313377" officeooo:paragraph-rsid="01313377" style:font-weight-asian="normal" style:font-weight-complex="normal"/>
    </style:style>
    <style:style style:name="P22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313377" officeooo:paragraph-rsid="01313377" style:font-weight-asian="normal" style:font-weight-complex="normal"/>
    </style:style>
    <style:style style:name="P230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bold" officeooo:rsid="01334ca7" officeooo:paragraph-rsid="01334ca7" style:font-weight-asian="bold" style:font-weight-complex="bold"/>
    </style:style>
    <style:style style:name="P231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1334ca7" officeooo:paragraph-rsid="01334ca7" style:font-weight-asian="normal" style:font-weight-complex="normal"/>
    </style:style>
    <style:style style:name="P232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a0a7e6" officeooo:paragraph-rsid="00a0a7e6" style:font-weight-asian="normal" style:font-weight-complex="normal"/>
    </style:style>
    <style:style style:name="P233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style:font-name="Adwaita Sans" style:text-underline-style="none" fo:font-weight="normal" officeooo:rsid="00a0ddc0" officeooo:paragraph-rsid="00a0ddc0" style:font-weight-asian="normal" style:font-weight-complex="normal"/>
    </style:style>
    <style:style style:name="P234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fo:color="#666666" loext:opacity="100%" style:font-name="Adwaita Sans" style:text-underline-style="none" fo:font-weight="normal" officeooo:rsid="0099da5f" officeooo:paragraph-rsid="0099da5f" style:font-weight-asian="normal" style:font-weight-complex="normal"/>
    </style:style>
    <style:style style:name="P235" style:family="paragraph" style:parent-style-name="Standard" style:list-style-name="L30">
      <style:paragraph-properties fo:margin-top="0in" fo:margin-bottom="0in" style:contextual-spacing="false" fo:line-height="115%" fo:text-align="start" style:justify-single-word="false"/>
      <style:text-properties fo:color="#666666" loext:opacity="100%" style:font-name="Adwaita Sans" style:text-underline-style="none" fo:font-weight="normal" officeooo:rsid="009bd400" officeooo:paragraph-rsid="009bd400" style:font-weight-asian="normal" style:font-weight-complex="normal"/>
    </style:style>
    <style:style style:name="T1" style:family="text">
      <style:text-properties officeooo:rsid="000735df"/>
    </style:style>
    <style:style style:name="T2" style:family="text">
      <style:text-properties officeooo:rsid="00bbf27c"/>
    </style:style>
    <style:style style:name="T3" style:family="text">
      <style:text-properties officeooo:rsid="00bf47ec"/>
    </style:style>
    <style:style style:name="T4" style:family="text">
      <style:text-properties officeooo:rsid="0011c82b"/>
    </style:style>
    <style:style style:name="T5" style:family="text">
      <style:text-properties officeooo:rsid="001784a4"/>
    </style:style>
    <style:style style:name="T6" style:family="text">
      <style:text-properties officeooo:rsid="0018a6d4"/>
    </style:style>
    <style:style style:name="T7" style:family="text">
      <style:text-properties officeooo:rsid="001a33ed"/>
    </style:style>
    <style:style style:name="T8" style:family="text">
      <style:text-properties officeooo:rsid="001bf741"/>
    </style:style>
    <style:style style:name="T9" style:family="text">
      <style:text-properties officeooo:rsid="001d7fd7"/>
    </style:style>
    <style:style style:name="T10" style:family="text">
      <style:text-properties officeooo:rsid="001e553a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c13e0b"/>
    </style:style>
    <style:style style:name="T13" style:family="text">
      <style:text-properties officeooo:rsid="001fc6c1"/>
    </style:style>
    <style:style style:name="T14" style:family="text">
      <style:text-properties officeooo:rsid="00211ec4"/>
    </style:style>
    <style:style style:name="T15" style:family="text">
      <style:text-properties officeooo:rsid="0022d499"/>
    </style:style>
    <style:style style:name="T16" style:family="text">
      <style:text-properties officeooo:rsid="0023c05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ffe90c"/>
    </style:style>
    <style:style style:name="T19" style:family="text">
      <style:text-properties fo:font-style="italic" officeooo:rsid="00ffe90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c051" style:font-style-asian="italic" style:font-style-complex="italic"/>
    </style:style>
    <style:style style:name="T22" style:family="text">
      <style:text-properties officeooo:rsid="0025ad3f"/>
    </style:style>
    <style:style style:name="T23" style:family="text">
      <style:text-properties officeooo:rsid="0028e8a9"/>
    </style:style>
    <style:style style:name="T24" style:family="text">
      <style:text-properties officeooo:rsid="002b5e7b"/>
    </style:style>
    <style:style style:name="T25" style:family="text">
      <style:text-properties officeooo:rsid="002cbd37"/>
    </style:style>
    <style:style style:name="T26" style:family="text">
      <style:text-properties officeooo:rsid="002dd6ac"/>
    </style:style>
    <style:style style:name="T27" style:family="text">
      <style:text-properties officeooo:rsid="00321967"/>
    </style:style>
    <style:style style:name="T28" style:family="text">
      <style:text-properties officeooo:rsid="00308ba1"/>
    </style:style>
    <style:style style:name="T29" style:family="text">
      <style:text-properties officeooo:rsid="003372ad"/>
    </style:style>
    <style:style style:name="T30" style:family="text">
      <style:text-properties officeooo:rsid="0034a4f6"/>
    </style:style>
    <style:style style:name="T31" style:family="text">
      <style:text-properties officeooo:rsid="0037d476"/>
    </style:style>
    <style:style style:name="T32" style:family="text">
      <style:text-properties officeooo:rsid="0038ca55"/>
    </style:style>
    <style:style style:name="T33" style:family="text">
      <style:text-properties fo:color="#a7074b" loext:opacity="100%" style:text-underline-style="solid" style:text-underline-width="auto" style:text-underline-color="font-color" officeooo:rsid="00dba21a"/>
    </style:style>
    <style:style style:name="T34" style:family="text">
      <style:text-properties officeooo:rsid="003ca79d"/>
    </style:style>
    <style:style style:name="T35" style:family="text">
      <style:text-properties officeooo:rsid="003cb867"/>
    </style:style>
    <style:style style:name="T36" style:family="text">
      <style:text-properties officeooo:rsid="003d4c13"/>
    </style:style>
    <style:style style:name="T37" style:family="text">
      <style:text-properties officeooo:rsid="00a408ae"/>
    </style:style>
    <style:style style:name="T38" style:family="text">
      <style:text-properties officeooo:rsid="003f13d1"/>
    </style:style>
    <style:style style:name="T39" style:family="text">
      <style:text-properties officeooo:rsid="0044f879"/>
    </style:style>
    <style:style style:name="T40" style:family="text">
      <style:text-properties officeooo:rsid="014cf6d6"/>
    </style:style>
    <style:style style:name="T41" style:family="text">
      <style:text-properties fo:font-style="italic" officeooo:rsid="014cf6d6" style:font-style-asian="italic" style:font-style-complex="italic"/>
    </style:style>
    <style:style style:name="T42" style:family="text">
      <style:text-properties fo:font-style="italic" officeooo:rsid="00bb1760" style:font-style-asian="italic" style:font-style-complex="italic"/>
    </style:style>
    <style:style style:name="T43" style:family="text">
      <style:text-properties officeooo:rsid="0048f807"/>
    </style:style>
    <style:style style:name="T44" style:family="text">
      <style:text-properties officeooo:rsid="00560b55"/>
    </style:style>
    <style:style style:name="T45" style:family="text">
      <style:text-properties fo:font-weight="bold" officeooo:rsid="00560b55" style:font-weight-asian="bold" style:font-weight-complex="bold"/>
    </style:style>
    <style:style style:name="T46" style:family="text">
      <style:text-properties fo:font-weight="bold" officeooo:rsid="004a89b9" style:font-weight-asian="bold" style:font-weight-complex="bold"/>
    </style:style>
    <style:style style:name="T47" style:family="text">
      <style:text-properties officeooo:rsid="00565c9d"/>
    </style:style>
    <style:style style:name="T48" style:family="text">
      <style:text-properties officeooo:rsid="004a89b9"/>
    </style:style>
    <style:style style:name="T49" style:family="text">
      <style:text-properties officeooo:rsid="00cb5b8f"/>
    </style:style>
    <style:style style:name="T50" style:family="text">
      <style:text-properties officeooo:rsid="00cd0e7f"/>
    </style:style>
    <style:style style:name="T51" style:family="text">
      <style:text-properties officeooo:rsid="00cd5ba1"/>
    </style:style>
    <style:style style:name="T52" style:family="text">
      <style:text-properties officeooo:rsid="00cff8b1"/>
    </style:style>
    <style:style style:name="T53" style:family="text">
      <style:text-properties officeooo:rsid="004f40b2"/>
    </style:style>
    <style:style style:name="T54" style:family="text">
      <style:text-properties officeooo:rsid="00513f68"/>
    </style:style>
    <style:style style:name="T55" style:family="text">
      <style:text-properties officeooo:rsid="0054b6eb"/>
    </style:style>
    <style:style style:name="T56" style:family="text">
      <style:text-properties officeooo:rsid="0052e744"/>
    </style:style>
    <style:style style:name="T57" style:family="text">
      <style:text-properties fo:font-weight="bold" officeooo:rsid="00c75ddd" style:font-weight-asian="bold" style:font-weight-complex="bold"/>
    </style:style>
    <style:style style:name="T58" style:family="text">
      <style:text-properties officeooo:rsid="00573c65"/>
    </style:style>
    <style:style style:name="T59" style:family="text">
      <style:text-properties officeooo:rsid="014eeab9"/>
    </style:style>
    <style:style style:name="T60" style:family="text">
      <style:text-properties officeooo:rsid="005dfd4c"/>
    </style:style>
    <style:style style:name="T61" style:family="text">
      <style:text-properties officeooo:rsid="0062d405"/>
    </style:style>
    <style:style style:name="T62" style:family="text">
      <style:text-properties officeooo:rsid="01500df6"/>
    </style:style>
    <style:style style:name="T63" style:family="text">
      <style:text-properties officeooo:rsid="0150f15d"/>
    </style:style>
    <style:style style:name="T64" style:family="text">
      <style:text-properties officeooo:rsid="006181f4"/>
    </style:style>
    <style:style style:name="T65" style:family="text">
      <style:text-properties officeooo:rsid="00e4c26f"/>
    </style:style>
    <style:style style:name="T66" style:family="text">
      <style:text-properties officeooo:rsid="006a0498"/>
    </style:style>
    <style:style style:name="T67" style:family="text">
      <style:text-properties officeooo:rsid="006a4ef0"/>
    </style:style>
    <style:style style:name="T68" style:family="text">
      <style:text-properties officeooo:rsid="006ebbd6"/>
    </style:style>
    <style:style style:name="T69" style:family="text">
      <style:text-properties officeooo:rsid="00e5eecd"/>
    </style:style>
    <style:style style:name="T70" style:family="text">
      <style:text-properties officeooo:rsid="00e8bb1d"/>
    </style:style>
    <style:style style:name="T71" style:family="text">
      <style:text-properties officeooo:rsid="00ea451b"/>
    </style:style>
    <style:style style:name="T72" style:family="text">
      <style:text-properties officeooo:rsid="00727e1d"/>
    </style:style>
    <style:style style:name="T73" style:family="text">
      <style:text-properties officeooo:rsid="0072a8a6"/>
    </style:style>
    <style:style style:name="T74" style:family="text">
      <style:text-properties officeooo:rsid="0072f88c"/>
    </style:style>
    <style:style style:name="T75" style:family="text">
      <style:text-properties officeooo:rsid="00db3a94"/>
    </style:style>
    <style:style style:name="T76" style:family="text">
      <style:text-properties officeooo:rsid="0077c486"/>
    </style:style>
    <style:style style:name="T77" style:family="text">
      <style:text-properties officeooo:rsid="0077fb55"/>
    </style:style>
    <style:style style:name="T78" style:family="text">
      <style:text-properties officeooo:rsid="00786976"/>
    </style:style>
    <style:style style:name="T79" style:family="text">
      <style:text-properties officeooo:rsid="007ab90e"/>
    </style:style>
    <style:style style:name="T80" style:family="text">
      <style:text-properties officeooo:rsid="007bf64f"/>
    </style:style>
    <style:style style:name="T81" style:family="text">
      <style:text-properties officeooo:rsid="007f25ee"/>
    </style:style>
    <style:style style:name="T82" style:family="text">
      <style:text-properties officeooo:rsid="0153c14e"/>
    </style:style>
    <style:style style:name="T83" style:family="text">
      <style:text-properties officeooo:rsid="00816c31"/>
    </style:style>
    <style:style style:name="T84" style:family="text">
      <style:text-properties officeooo:rsid="008ebd00"/>
    </style:style>
    <style:style style:name="T85" style:family="text">
      <style:text-properties officeooo:rsid="008f5508"/>
    </style:style>
    <style:style style:name="T86" style:family="text">
      <style:text-properties officeooo:rsid="0110933c"/>
    </style:style>
    <style:style style:name="T87" style:family="text">
      <style:text-properties officeooo:rsid="008cbf4f"/>
    </style:style>
    <style:style style:name="T88" style:family="text">
      <style:text-properties officeooo:rsid="010ee29f"/>
    </style:style>
    <style:style style:name="T89" style:family="text">
      <style:text-properties officeooo:rsid="0110fbc3"/>
    </style:style>
    <style:style style:name="T90" style:family="text">
      <style:text-properties officeooo:rsid="011294ee"/>
    </style:style>
    <style:style style:name="T91" style:family="text">
      <style:text-properties officeooo:rsid="00976408"/>
    </style:style>
    <style:style style:name="T92" style:family="text">
      <style:text-properties officeooo:rsid="0117d476"/>
    </style:style>
    <style:style style:name="T93" style:family="text">
      <style:text-properties officeooo:rsid="009f33c6"/>
    </style:style>
    <style:style style:name="T94" style:family="text">
      <style:text-properties officeooo:rsid="013063c2"/>
    </style:style>
    <style:style style:name="T95" style:family="text">
      <style:text-properties fo:font-weight="normal" officeooo:rsid="01313377" style:font-weight-asian="normal" style:font-weight-complex="normal"/>
    </style:style>
    <style:style style:name="T96" style:family="text">
      <style:text-properties officeooo:rsid="0132512e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officeooo:rsid="01346dfd"/>
    </style:style>
    <style:style style:name="T99" style:family="text">
      <style:text-properties officeooo:rsid="011a75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IOLOGIJA</text:p>
      <text:p text:style-name="P2"/>
      <text:list text:style-name="L1">
        <text:list-item>
          <text:p text:style-name="P3">Je znanstvena disciplina, ki se ukvarja s sistematičnim preučevanjem družbe</text:p>
        </text:list-item>
        <text:list-item>
          <text:p text:style-name="P3">(ima opredeljeno področje preučevanja, ima svoje metode preučevanja)</text:p>
        </text:list-item>
        <text:list-item>
          <text:p text:style-name="P3">Je družboslovna znanost<text:span text:style-name="T1">, ki išče splošne zakonitosti v družbenem življenju</text:span><text:span text:style-name="T2"> ter raziskuje družbene pojave, družbene probleme in mesto posameznika v družbi</text:span></text:p>
        </text:list-item>
        <text:list-item>
          <text:p text:style-name="P4">Ker raziskuje po znanstvenih načelih temelji na dokazih splošnosti, objektivnosti, predrljivosti in zanesljivosti</text:p>
        </text:list-item>
      </text:list>
      <text:p text:style-name="P5"/>
      <text:p text:style-name="P6">SOCIOLOŠKA IMAGINACIJA</text:p>
      <text:list text:style-name="L2">
        <text:list-item>
          <text:p text:style-name="P7">Zmožnost povezovanja osebnih izkušenj z družbenimi dejavniki<text:span text:style-name="T3"> - C. Wright Hills</text:span></text:p>
        </text:list-item>
      </text:list>
      <text:p text:style-name="P8"/>
      <text:p text:style-name="P9">NASTANEK</text:p>
      <text:list text:style-name="L3">
        <text:list-item>
          <text:p text:style-name="P10">Sociologija kot znanost nastane v 19. st, v povezavi z INDUSTRIJSKO REVOLUCIJO</text:p>
        </text:list-item>
        <text:list-item>
          <text:p text:style-name="P11">Utemeljitelja sociološke znanosti sta bila Henri de Saint-Simon in Auguste Com<text:span text:style-name="T4">te (stremita k odkrivanju zakonitosti družbenih dogajanj in večji sreči)</text:span></text:p>
        </text:list-item>
        <text:list-item>
          <text:p text:style-name="P12">Nastanjeo trije različni teoretični pristopi</text:p>
        </text:list-item>
      </text:list>
      <text:p text:style-name="P13"/>
      <text:p text:style-name="P14">TEORETIČNI PRISTOPI</text:p>
      <text:list text:style-name="L4">
        <text:list-item>
          <text:p text:style-name="P15">Funkcionalizem / strukturalno-funkcionalna</text:p>
        </text:list-item>
        <text:list-item>
          <text:p text:style-name="P16">Konfliktne teorije / socialnokonfilktna</text:p>
        </text:list-item>
        <text:list-item>
          <text:p text:style-name="P17">Interakcionizem / simbolno-interakcionistična</text:p>
        </text:list-item>
      </text:list>
      <text:p text:style-name="P18"/>
      <text:list text:continue-numbering="true" text:style-name="L4">
        <text:list-item>
          <text:p text:style-name="P19">Paradigme / pristopi se razlikujejo po:</text:p>
          <text:list>
            <text:list-item>
              <text:p text:style-name="P19">Načinih raziskovanja</text:p>
            </text:list-item>
            <text:list-item>
              <text:p text:style-name="P19">Odgovorih na temeljna vprašanja</text:p>
            </text:list-item>
          </text:list>
        </text:list-item>
      </text:list>
      <text:p text:style-name="P20"/>
      <text:p text:style-name="P21">FUNKCIONALIZEM</text:p>
      <text:list text:style-name="L5">
        <text:list-item>
          <text:p text:style-name="P22">Osrednja tema je problematika<text:span text:style-name="T5"> ohranjanja družbene povezanosti (integracije)</text:span><text:span text:style-name="T6">. (Na to opozori že Comte)</text:span></text:p>
        </text:list-item>
        <text:list-item>
          <text:p text:style-name="P23">Ukvarja se predvsem z analizo družbene zgradbe<text:span text:style-name="T7"> in raziskovanjem funkcionalne vloge</text:span></text:p>
          <text:p text:style-name="P23"/>
        </text:list-item>
        <text:list-item>
          <text:p text:style-name="P24">Izhodišče preučevanja je družba kot celota oziroma sistem -&gt; funkcionalizem je MAKROSOCIOLOŠKI<text:span text:style-name="T8"> pristop</text:span></text:p>
        </text:list-item>
        <text:list-item>
          <text:p text:style-name="P25">Družbo primerja z človeškim organizmom</text:p>
          <text:list>
            <text:list-item>
              <text:p text:style-name="P26">Deluje usklajeno, povezano</text:p>
            </text:list-item>
            <text:list-item>
              <text:p text:style-name="P26">Vsak del opravlja točno določeno funkcijo</text:p>
            </text:list-item>
            <text:list-item>
              <text:p text:style-name="P27">Če se en del družbe podre se podre celotna družba</text:p>
              <text:p text:style-name="P27"><text:soft-page-break/></text:p>
            </text:list-item>
          </text:list>
        </text:list-item>
        <text:list-item>
          <text:p text:style-name="P28">Ukvarja se z ohranjanjem sistema in prilagajanje tega <text:span text:style-name="T9">okolju</text:span><text:span text:style-name="T10"> (drugi družbeni sistemi ter narava)</text:span></text:p>
        </text:list-item>
        <text:list-item>
          <text:p text:style-name="P29">Družbo povezujejo skupne vrednote</text:p>
          <text:p text:style-name="P29"/>
        </text:list-item>
        <text:list-item>
          <text:p text:style-name="P29">Klasični predstavnik je bil <text:span text:style-name="T11">Èmile Durkheim</text:span></text:p>
        </text:list-item>
        <text:list-item>
          <text:p text:style-name="P30">Èmile Drukheim - ANOMIJA</text:p>
          <text:list>
            <text:list-item>
              <text:p text:style-name="P30">Razkroj družbe; ne obstajajo / delujejo zakoni, izgublja se emp<text:span text:style-name="T12">atija</text:span></text:p>
              <text:p text:style-name="P30"/>
            </text:list-item>
          </text:list>
        </text:list-item>
        <text:list-item>
          <text:p text:style-name="P31">Talcott Parsons; štir<text:span text:style-name="T13">je</text:span> najpomembnejši podsistemi<text:span text:style-name="T14">:</text:span></text:p>
        </text:list-item>
      </text:list>
      <text:list text:style-name="L6">
        <text:list-item>
          <text:list>
            <text:list-item>
              <text:p text:style-name="P32">Družina (biološka reprodukcija in socializacija)</text:p>
            </text:list-item>
            <text:list-item>
              <text:p text:style-name="P32">Ekonomski sistem (materialno oskrbovanje družine)</text:p>
            </text:list-item>
            <text:list-item>
              <text:p text:style-name="P33">Politični sistem<text:span text:style-name="T15"> (določa cilje)</text:span></text:p>
            </text:list-item>
            <text:list-item>
              <text:p text:style-name="P34">kulturni sistem (skrbi za ohranjanje skupnih vrednot)</text:p>
            </text:list-item>
          </text:list>
        </text:list-item>
      </text:list>
      <text:p text:style-name="P35"/>
      <text:list text:style-name="L7">
        <text:list-item>
          <text:p text:style-name="P36">Predstavniki:</text:p>
          <text:list>
            <text:list-item>
              <text:p text:style-name="P37">E. Durkheim</text:p>
            </text:list-item>
            <text:list-item>
              <text:p text:style-name="P38">H. Spencer</text:p>
            </text:list-item>
          </text:list>
        </text:list-item>
      </text:list>
      <text:p text:style-name="P35"/>
      <text:p text:style-name="P39">KONFLIKTNA TEORIJA</text:p>
      <text:list text:style-name="L8">
        <text:list-item>
          <text:p text:style-name="P40">Makrosociološki pristop<text:span text:style-name="T16">, a poudarja dejavno vlogo posameznika ter ima drugačno razlago družbe</text:span></text:p>
        </text:list-item>
      </text:list>
      <text:list text:style-name="L9">
        <text:list-item>
          <text:p text:style-name="P41">Utemeljitelj <text:span text:style-name="T17">Karl Marx</text:span><text:span text:style-name="T18">: </text:span><text:span text:style-name="T19">"</text:span><text:span text:style-name="T20">družba ni harmonična celota</text:span><text:span text:style-name="T21">, polna je nasprotij in konfliktov</text:span><text:span text:style-name="T19">"</text:span></text:p>
          <text:p text:style-name="P41"/>
        </text:list-item>
        <text:list-item>
          <text:p text:style-name="P42">Ohranjanje družbe je večkrat posledica prisile in družbene manipulacije kot pa soglasja o skupnih ciljih</text:p>
          <text:p text:style-name="P42"/>
        </text:list-item>
        <text:list-item>
          <text:p text:style-name="P43">Konflikti in nasprotja so nujna zaradi:</text:p>
          <text:list>
            <text:list-item>
              <text:p text:style-name="P43">Družbene moči; zaradi razlik v družbeni moči lahko nekatere skupine izkoriščajo in manipulirajo z nekaterimi drugimi<text:span text:style-name="T22">, kar provzorča napetosti</text:span></text:p>
            </text:list-item>
            <text:list-item>
              <text:p text:style-name="P44">Redkih dobrin; v družbi vedno obstajajo redke dobrine, ki ustvarjajo konflikte, ki se nanašajo na njihovo porazdelitev</text:p>
            </text:list-item>
            <text:list-item>
              <text:p text:style-name="P45">Različnih interesov; skupine v družbi imajo različne interese, ki so prav tako pogost razlog za konflikte</text:p>
              <text:p text:style-name="P45"/>
            </text:list-item>
          </text:list>
        </text:list-item>
        <text:list-item>
          <text:p text:style-name="P46">Opozarja na različne oblike družbene neenakosti<text:span text:style-name="T23"> in na razlike v družbeni moči</text:span></text:p>
          <text:p text:style-name="P46"/>
        </text:list-item>
        <text:list-item>
          <text:p text:style-name="P47">Predstavniki:</text:p>
          <text:list>
            <text:list-item>
              <text:p text:style-name="P48">Karl Marx</text:p>
            </text:list-item>
          </text:list>
          <text:p text:style-name="P46"/>
        </text:list-item>
      </text:list>
      <text:p text:style-name="P49">INTERAKCIONIZEM</text:p>
      <text:list text:style-name="L10">
        <text:list-item>
          <text:p text:style-name="P50"><text:soft-page-break/>Mikrosociološki pristop<text:span text:style-name="T24">; v ospredje postavlja posame</text:span><text:span text:style-name="T25">znika</text:span><text:span text:style-name="T26"> in njegovo interakcijo z drugimi</text:span></text:p>
        </text:list-item>
        <text:list-item>
          <text:p text:style-name="P51">Družba je rezultat vsakdanjih interakcij med posamezniki<text:span text:style-name="T27"> in je le konstrukt realnosti, ki si ga delimo med seboj</text:span></text:p>
        </text:list-item>
        <text:list-item>
          <text:p text:style-name="P52">Interakcija med ljudmi je simbolna<text:span text:style-name="T28">; ljudje dajejo dogodkom, ravnanju drugih ter svojemu ravnanju različen pomen</text:span></text:p>
        </text:list-item>
        <text:list-item>
          <text:p text:style-name="P53">Raziskuje spreminjanje in tvorjenje družbenih <text:span text:style-name="T29">konstruktov</text:span><text:span text:style-name="T30"> (realnosti)</text:span></text:p>
        </text:list-item>
        <text:list-item>
          <text:p text:style-name="P54">Ervin Goffman se je ukvarjal s preučevanjem mikrointerkcijskih procesov v vsakdanjem življenju<text:span text:style-name="T31">. Človeško interakcijo je videl kot igro</text:span><text:span text:style-name="T32"> in ljudi kot igralce na odru</text:span></text:p>
        </text:list-item>
        <text:list-item>
          <text:p text:style-name="P55">Predstavniki:</text:p>
          <text:list>
            <text:list-item>
              <text:p text:style-name="P56">Goffman</text:p>
            </text:list-item>
            <text:list-item>
              <text:p text:style-name="P55">zakonca <text:span text:style-name="T17">Mead</text:span></text:p>
            </text:list-item>
            <text:list-item>
              <text:p text:style-name="P56">Weber</text:p>
            </text:list-item>
          </text:list>
        </text:list-item>
      </text:list>
      <text:p text:style-name="P57"><text:line-break/><text:span text:style-name="T33">DRUŽBA</text:span></text:p>
      <text:list text:style-name="L11">
        <text:list-item>
          <text:p text:style-name="P58">Tradicionalna / predindustrijska</text:p>
          <text:list>
            <text:list-item>
              <text:p text:style-name="P59">So statične (počasne spremembe)</text:p>
            </text:list-item>
            <text:list-item>
              <text:p text:style-name="P60">Temeljna celica je družina</text:p>
            </text:list-item>
            <text:list-item>
              <text:p text:style-name="P60">Osebni odnosi, povezane skupnosti</text:p>
            </text:list-item>
            <text:list-item>
              <text:p text:style-name="P61">Kaznovanje je neformalno (znotraj družine)</text:p>
            </text:list-item>
            <text:list-item>
              <text:p text:style-name="P61">Patriarhalna ureditev</text:p>
            </text:list-item>
            <text:list-item>
              <text:p text:style-name="P61">Ruralna območja</text:p>
            </text:list-item>
            <text:list-item>
              <text:p text:style-name="P62">Takoj iz otroštva v odraslost</text:p>
              <text:p text:style-name="P61"/>
            </text:list-item>
          </text:list>
        </text:list-item>
        <text:list-item>
          <text:p text:style-name="P58">Moderna / industrijska</text:p>
          <text:list>
            <text:list-item>
              <text:p text:style-name="P61">So dinamične (hitre spremembe)</text:p>
            </text:list-item>
            <text:list-item>
              <text:p text:style-name="P63">Heterogene (različni poklici)</text:p>
            </text:list-item>
            <text:list-item>
              <text:p text:style-name="P63">Množično šolstvo</text:p>
            </text:list-item>
            <text:list-item>
              <text:p text:style-name="P64">Urbana mesta</text:p>
            </text:list-item>
            <text:list-item>
              <text:p text:style-name="P64">Neposredni / neosebni odnosi</text:p>
            </text:list-item>
            <text:list-item>
              <text:p text:style-name="P62">Formalno in neformalno kaznovanje</text:p>
            </text:list-item>
            <text:list-item>
              <text:p text:style-name="P62">Več svobode</text:p>
            </text:list-item>
            <text:list-item>
              <text:p text:style-name="P62">Različna obdobja:</text:p>
              <text:list>
                <text:list-item>
                  <text:p text:style-name="P62">otroštvo</text:p>
                </text:list-item>
                <text:list-item>
                  <text:p text:style-name="P62">mladost</text:p>
                </text:list-item>
                <text:list-item>
                  <text:p text:style-name="P62">odraslost</text:p>
                </text:list-item>
              </text:list>
            </text:list-item>
          </text:list>
        </text:list-item>
      </text:list>
      <text:p text:style-name="P65"/>
      <text:list text:continue-numbering="true" text:style-name="L11">
        <text:list-item>
          <text:p text:style-name="P66">Temeljni sistemi družbe</text:p>
          <text:list>
            <text:list-item>
              <text:p text:style-name="P66">Ekonomski</text:p>
            </text:list-item>
            <text:list-item>
              <text:p text:style-name="P66">Izobraževalni</text:p>
            </text:list-item>
            <text:list-item>
              <text:p text:style-name="P66">Zdravstveni</text:p>
            </text:list-item>
            <text:list-item>
              <text:p text:style-name="P66"><text:soft-page-break/>Politični</text:p>
            </text:list-item>
            <text:list-item>
              <text:p text:style-name="P67">Družina</text:p>
            </text:list-item>
          </text:list>
        </text:list-item>
      </text:list>
      <text:p text:style-name="P57"/>
      <text:p text:style-name="P68">KULTURA</text:p>
      <text:list text:style-name="L12">
        <text:list-item>
          <text:p text:style-name="P69">Je povezana celota, kar pomeni da sprememba v enem delu vpliva na ostale dele</text:p>
        </text:list-item>
      </text:list>
      <text:list text:style-name="L13">
        <text:list-item>
          <text:p text:style-name="P70">Vse materialne in duhovne stvaritve; vrednote, moralno presojanje, pravila, razlage sveta in človeka<text:span text:style-name="T34">, umetnost, ...</text:span></text:p>
        </text:list-item>
        <text:list-item>
          <text:p text:style-name="P71">Določa način življenja v človeški skup<text:span text:style-name="T35">nost</text:span><text:span text:style-name="T36">i</text:span></text:p>
        </text:list-item>
        <text:list-item>
          <text:p text:style-name="P72">Kultura kot način življenja, njen nastanek in pomen so po<text:span text:style-name="T37">ve</text:span>zani z zadovoljevanjem človekovih potreb</text:p>
        </text:list-item>
        <text:list-item>
          <text:p text:style-name="P73">Okolje v katerem živimo je <text:span text:style-name="T38">v veliki meri </text:span>kultivirano</text:p>
        </text:list-item>
        <text:list-item>
          <text:p text:style-name="P74">Človek se mora od rojstva naprej vklučevati v kulturne okvire neke družbe, ta proces imenujemo <text:span text:style-name="T17">INKULTURACIJA</text:span></text:p>
        </text:list-item>
      </text:list>
      <text:p text:style-name="P75"/>
      <text:p text:style-name="P76">SESTAVINE KULTURE</text:p>
      <text:list text:style-name="L14">
        <text:list-item>
          <text:p text:style-name="P77">Simboli</text:p>
        </text:list-item>
        <text:list-item>
          <text:p text:style-name="P78">Jezi<text:span text:style-name="T39">k</text:span></text:p>
        </text:list-item>
        <text:list-item>
          <text:p text:style-name="P79">Vrednote</text:p>
          <text:list>
            <text:list-item>
              <text:p text:style-name="P80">Niso zapisane</text:p>
            </text:list-item>
            <text:list-item>
              <text:p text:style-name="P80">So cilji za katere družba trdi, da so dobri</text:p>
              <text:p text:style-name="P80"/>
            </text:list-item>
            <text:list-item>
              <text:p text:style-name="P80">Družbene vrednote</text:p>
              <text:list>
                <text:list-item>
                  <text:p text:style-name="P80">Uspešnost</text:p>
                </text:list-item>
                <text:list-item>
                  <text:p text:style-name="P80">Materialne dobrine</text:p>
                </text:list-item>
                <text:list-item>
                  <text:p text:style-name="P80">...</text:p>
                  <text:p text:style-name="P80"/>
                </text:list-item>
              </text:list>
            </text:list-item>
            <text:list-item>
              <text:p text:style-name="P80">Individualne vrednote</text:p>
              <text:list>
                <text:list-item>
                  <text:p text:style-name="P80">Prijaznost</text:p>
                </text:list-item>
                <text:list-item>
                  <text:p text:style-name="P80">Resnicoljubnost</text:p>
                </text:list-item>
                <text:list-item>
                  <text:p text:style-name="P80">Iskrenost</text:p>
                </text:list-item>
                <text:list-item>
                  <text:p text:style-name="P80">...</text:p>
                </text:list-item>
              </text:list>
            </text:list-item>
          </text:list>
        </text:list-item>
      </text:list>
      <text:p text:style-name="P81"/>
      <text:list text:continue-numbering="true" text:style-name="L14">
        <text:list-item>
          <text:list>
            <text:list-item>
              <text:p text:style-name="P82">So prepričanja o tem, kaj je dobro</text:p>
            </text:list-item>
            <text:list-item>
              <text:p text:style-name="P82">So motivacija za dosego cilja</text:p>
            </text:list-item>
          </text:list>
        </text:list-item>
      </text:list>
      <text:p text:style-name="P81"/>
      <text:list text:continue-numbering="true" text:style-name="L14">
        <text:list-item>
          <text:p text:style-name="P83">Norme</text:p>
          <text:list>
            <text:list-item>
              <text:p text:style-name="P84">Pravila vedenja, ki izhajajo iz vrednot</text:p>
              <text:p text:style-name="P84"/>
            </text:list-item>
            <text:list-item>
              <text:p text:style-name="P85">Formalne</text:p>
              <text:list>
                <text:list-item>
                  <text:p text:style-name="P86">So zapisane</text:p>
                </text:list-item>
                <text:list-item>
                  <text:p text:style-name="P86">Poznajo samo sistem kaznovanja</text:p>
                  <text:p text:style-name="P86"><text:soft-page-break/></text:p>
                </text:list-item>
              </text:list>
            </text:list-item>
            <text:list-item>
              <text:p text:style-name="P85">Neformalne</text:p>
              <text:list>
                <text:list-item>
                  <text:p text:style-name="P86">So nezapisane</text:p>
                </text:list-item>
                <text:list-item>
                  <text:p text:style-name="P87">Poznajo tako sistem kaznovanja, kot tudi sistem nagrajevanja</text:p>
                </text:list-item>
              </text:list>
            </text:list-item>
          </text:list>
        </text:list-item>
      </text:list>
      <text:p text:style-name="P88"/>
      <text:list text:continue-numbering="true" text:style-name="L14">
        <text:list-item>
          <text:list>
            <text:list-item>
              <text:p text:style-name="P89">So temeljno lepilo za delovanje družbe kot celote</text:p>
              <text:list>
                <text:list-header>
                  <text:p text:style-name="P87"/>
                </text:list-header>
              </text:list>
            </text:list-item>
          </text:list>
        </text:list-item>
        <text:list-item>
          <text:p text:style-name="P90">Moralne opredelitve, običaji, tabuji in navade</text:p>
        </text:list-item>
        <text:list-item>
          <text:p text:style-name="P90">Materialna kultura in tehnologija</text:p>
        </text:list-item>
      </text:list>
      <text:p text:style-name="P91"/>
      <text:p text:style-name="P92">VREDNOTNO NESKLADJE</text:p>
      <text:list text:style-name="L15">
        <text:list-item>
          <text:p text:style-name="P93">Ko večinski del družbe visoko ceni nek<text:span text:style-name="T40">e</text:span> vrednote, hkrati pa meni da si je določene skupine ne zaslužijo</text:p>
        </text:list-item>
        <text:list-item>
          <text:p text:style-name="P94">Npr.: <text:span text:style-name="T20">"svoboda je pomembna, ampak begunc</text:span><text:span text:style-name="T41">i</text:span><text:span text:style-name="T20"> ne bi smeli imeti </text:span><text:span text:style-name="T42">toliko </text:span><text:span text:style-name="T20">svobode"</text:span></text:p>
        </text:list-item>
      </text:list>
      <text:p text:style-name="P91"/>
      <text:p text:style-name="P92">PANOPTICIZEM</text:p>
      <text:list text:style-name="L16">
        <text:list-item>
          <text:p text:style-name="P95">Vsakodnevni pojav, ko hkrati nastopamo v vlogi <text:span text:style-name="T17">opazovalca </text:span>in <text:span text:style-name="T11">opazovanega</text:span></text:p>
        </text:list-item>
      </text:list>
      <text:p text:style-name="P91"/>
      <text:p text:style-name="P96">RAZLOGI ZA OPUŠČANJE KULTUR</text:p>
      <text:list text:style-name="L17">
        <text:list-item>
          <text:p text:style-name="P97">Čustveno odzivanje</text:p>
        </text:list-item>
        <text:list-item>
          <text:p text:style-name="P97">Dajanje prednosti trenutnim interesom in koristim</text:p>
        </text:list-item>
        <text:list-item>
          <text:p text:style-name="P97">Konfliktnost</text:p>
        </text:list-item>
      </text:list>
      <text:p text:style-name="P91"/>
      <text:p text:style-name="P98">KULTURNA RAZNOLIKOST<text:span text:style-name="T43"> IN MEDKULTURNI STIKI</text:span></text:p>
      <text:list text:style-name="L18">
        <text:list-item>
          <text:p text:style-name="P99">Po 2. svetovni vojni močan vpliv globalizacije</text:p>
        </text:list-item>
        <text:list-item>
          <text:p text:style-name="P100">Posledica kolonialne preteklosti in sodobnih migracijskih tokov je <text:span text:style-name="T44">multikulturalizem</text:span></text:p>
        </text:list-item>
        <text:list-item>
          <text:p text:style-name="P101">Povezovanje kultur / spreminjanje</text:p>
        </text:list-item>
        <text:list-item>
          <text:p text:style-name="P102">Izmenjava idej, strpnost, razumevanje, ...</text:p>
          <text:p text:style-name="P100"/>
        </text:list-item>
        <text:list-item>
          <text:p text:style-name="P100"><text:span text:style-name="T45">M</text:span><text:span text:style-name="T17">ultikulturalize</text:span><text:span text:style-name="T46">m</text:span><text:span text:style-name="T44"> </text:span><text:span text:style-name="T47">- obstoj </text:span><text:span text:style-name="T48">posameznikov z različnimi kulturnimi značilnostmi v okviru iste družbe oziroma države</text:span></text:p>
          <text:p text:style-name="P100"/>
        </text:list-item>
        <text:list-item>
          <text:p text:style-name="P103"><text:span text:style-name="T17">Akulturacija</text:span> - <text:span text:style-name="T49">proces, ko se posameznik preseli v drugo državo - doživi kulturni šok</text:span><text:span text:style-name="T50">; nov jezik, običaji</text:span><text:span text:style-name="T51">, navade, vrednote, način življenja</text:span></text:p>
          <text:p text:style-name="P103"/>
          <text:p text:style-name="P104">akulturacija -&gt; resocializacija -&gt; asimi<text:span text:style-name="T52">lacija</text:span></text:p>
          <text:p text:style-name="P103"/>
        </text:list-item>
        <text:list-item>
          <text:p text:style-name="P105"><text:span text:style-name="T17">Interkulturalizem</text:span><text:span text:style-name="T53"> - medsebojni vpliv in prevzemanje kulturnih značilnosti</text:span><text:span text:style-name="T54"> različnih kultur</text:span><text:span text:style-name="T55">;</text:span><text:span text:style-name="T56"> intenzivni stiki, sodelovanje in prepletanje kultur</text:span><text:span text:style-name="T55"> (bolj ideal kot realnost)</text:span></text:p>
          <text:p text:style-name="P105"><text:soft-page-break/></text:p>
        </text:list-item>
        <text:list-item>
          <text:p text:style-name="P106"><text:span text:style-name="T57">Asimilacija</text:span> - priseljenci izgubijo svoje kulturne posebnosti<text:span text:style-name="T44"> in prevzamejo kulturne značilnosti večinskega okolja (veliko bolj pogosta kot interkulturalizem)</text:span></text:p>
        </text:list-item>
      </text:list>
      <text:p text:style-name="P107"/>
      <text:p text:style-name="P108">STIKI</text:p>
      <text:list text:style-name="L19">
        <text:list-item>
          <text:p text:style-name="P109">Inkulturacija</text:p>
        </text:list-item>
        <text:list-item>
          <text:p text:style-name="P109">Multikulturalizem</text:p>
        </text:list-item>
        <text:list-item>
          <text:p text:style-name="P110">Asimilacija</text:p>
        </text:list-item>
      </text:list>
      <text:p text:style-name="P111"/>
      <text:p text:style-name="P112">SREČEVANJE</text:p>
      <text:list text:style-name="L20">
        <text:list-item>
          <text:p text:style-name="P113">Akulturacija</text:p>
        </text:list-item>
        <text:list-item>
          <text:p text:style-name="P113">Interkulturalizem</text:p>
        </text:list-item>
        <text:list-item>
          <text:p text:style-name="P113">Difuzija</text:p>
        </text:list-item>
        <text:list-item>
          <text:p text:style-name="P114">Globalizacija</text:p>
        </text:list-item>
        <text:list-item>
          <text:p text:style-name="P115">Multikulturalizem</text:p>
        </text:list-item>
      </text:list>
      <text:p text:style-name="P107"/>
      <text:p text:style-name="P116">GLOBALIZACIJA<text:span text:style-name="T58"> IN IZGINJANJE KULTURNE RAZNOLIKOSTI</text:span></text:p>
      <text:list text:style-name="L21">
        <text:list-item>
          <text:p text:style-name="P117">Intenzivna po 2. svetovni vojni</text:p>
        </text:list-item>
        <text:list-item>
          <text:p text:style-name="P118">Prinaša več možnosti za medkulturne stike</text:p>
        </text:list-item>
        <text:list-item>
          <text:p text:style-name="P119">Povezovanje držav na ekonomskem, obrambnem in kulturnem področju</text:p>
        </text:list-item>
        <text:list-item>
          <text:p text:style-name="P120">Provzroča pa tudi poenotenje kulturnih praks, izginjanje in brisanje kulturnih posebn<text:span text:style-name="T59">o</text:span>sti</text:p>
        </text:list-item>
      </text:list>
      <text:p text:style-name="P121"/>
      <text:p text:style-name="P122">ETNOCENTRIZEM<text:span text:style-name="T60"> IN KULTURNI RELATIVIZEM</text:span></text:p>
      <text:list text:style-name="L22">
        <text:list-item>
          <text:p text:style-name="P123"><text:span text:style-name="T61">Etnocentrizem - p</text:span>rimerjanje lastne kulture z drugimi<text:span text:style-name="T62">, posledica je veliko</text:span><text:span text:style-name="T63">kr</text:span><text:span text:style-name="T62">at </text:span>diskriminacija, nižje vrednotenje ter poniževanje <text:span text:style-name="T64">teh</text:span></text:p>
        </text:list-item>
        <text:list-item>
          <text:p text:style-name="P124">Kulturni relativizem - presoja drugih kultur s stališča lastne</text:p>
        </text:list-item>
      </text:list>
      <text:p text:style-name="P125"/>
      <text:p text:style-name="P126">ETNOCID NAD SLOVENCI</text:p>
      <text:list text:style-name="L23">
        <text:list-item>
          <text:p text:style-name="P127">Med Nemško okupacijo</text:p>
        </text:list-item>
        <text:list-item>
          <text:p text:style-name="P127">Na Primorskem pod fašizmom</text:p>
        </text:list-item>
      </text:list>
      <text:p text:style-name="P128"/>
      <text:list text:continue-numbering="true" text:style-name="L23">
        <text:list-item>
          <text:p text:style-name="P129">Pri obeh; prepoved Slovenščine v šolah, ...</text:p>
        </text:list-item>
      </text:list>
      <text:p text:style-name="P125"/>
      <text:p text:style-name="P130">SUBKULTURE</text:p>
      <text:list text:style-name="L24">
        <text:list-item>
          <text:p text:style-name="P131">Pojav ko znotraj glavnega toka kulture obstajajo skupine, ki imajo svoje vzorce vedenja, vrednote in norme</text:p>
        </text:list-item>
        <text:list-item>
          <text:p text:style-name="P132">Nastajajo zaradi kulturne raznolikosti, različnih skupin znotraj ene države</text:p>
          <text:p text:style-name="P132"/>
        </text:list-item>
        <text:list-item>
          <text:p text:style-name="P133">Če so te skupine izrazito sovražne govorimo o protikulturah</text:p>
          <text:p text:style-name="P133"/>
        </text:list-item>
        <text:list-item>
          <text:p text:style-name="P134"><text:soft-page-break/>Temelji<text:span text:style-name="T65"> </text:span>subkultur<text:span text:style-name="T65"> / vrste glede na osnovo</text:span>:</text:p>
          <text:list>
            <text:list-item>
              <text:p text:style-name="P134">Skupna zgodovinska usoda<text:span text:style-name="T66"> (etične oz. migrantske manjšine)</text:span></text:p>
            </text:list-item>
            <text:list-item>
              <text:p text:style-name="P135">Religiozn<text:span text:style-name="T67">a</text:span> prepričanj<text:span text:style-name="T67">a</text:span></text:p>
            </text:list-item>
            <text:list-item>
              <text:p text:style-name="P135">Posebni interesi</text:p>
            </text:list-item>
            <text:list-item>
              <text:p text:style-name="P136">Glasbeni okus</text:p>
            </text:list-item>
            <text:list-item>
              <text:p text:style-name="P136">Medmrežne povezave</text:p>
            </text:list-item>
            <text:list-item>
              <text:p text:style-name="P137">Različne vrednotne in ideološke osnove</text:p>
            </text:list-item>
            <text:list-item>
              <text:p text:style-name="P138">Starost<text:span text:style-name="T68"> (npr.: mladinske subkulture)</text:span></text:p>
            </text:list-item>
          </text:list>
        </text:list-item>
      </text:list>
      <text:p text:style-name="P139"/>
      <text:list text:continue-numbering="true" text:style-name="L24">
        <text:list-item>
          <text:p text:style-name="P140"><text:span text:style-name="T69">Nastanek m</text:span>ladinsk<text:span text:style-name="T69">ih</text:span> subkultur</text:p>
          <text:list>
            <text:list-item>
              <text:p text:style-name="P141">Razvoj množičnega šolstva</text:p>
            </text:list-item>
            <text:list-item>
              <text:p text:style-name="P141">Začnejo se ukvarjati z različnimi vprašanji, za katera prej niso imeli časa</text:p>
              <text:p text:style-name="P142"><text:span text:style-name="T70">-&gt; t</text:span>o vodi v nestrinjanja s starši</text:p>
            </text:list-item>
            <text:list-item>
              <text:p text:style-name="P143">Nastajajo <text:span text:style-name="T71">na podlagi interesov</text:span></text:p>
            </text:list-item>
            <text:list-item>
              <text:p text:style-name="P144">Pojav potrošniške družbe</text:p>
            </text:list-item>
          </text:list>
        </text:list-item>
      </text:list>
      <text:p text:style-name="P145"/>
      <text:p text:style-name="P146">SPREMINJANJE KULTUR</text:p>
      <text:list text:style-name="L25">
        <text:list-item>
          <text:p text:style-name="P147">Izumljanje</text:p>
        </text:list-item>
        <text:list-item>
          <text:p text:style-name="P147">Odkritja</text:p>
        </text:list-item>
        <text:list-item>
          <text:p text:style-name="P147">Širjenje / difuzija<text:span text:style-name="T72"> kulturnih značilnosti iz ene </text:span><text:span text:style-name="T73">družbe</text:span><text:span text:style-name="T72"> v drug</text:span><text:span text:style-name="T74">o</text:span></text:p>
        </text:list-item>
      </text:list>
      <text:p text:style-name="P148"/>
      <text:p text:style-name="P149">INTEGRIRANA KULTURA</text:p>
      <text:list text:style-name="L26">
        <text:list-item>
          <text:p text:style-name="P150">Povezava več elementov</text:p>
        </text:list-item>
        <text:list-item>
          <text:p text:style-name="P151">Mešanica tradicij, značilnosti<text:span text:style-name="T75">, ...</text:span></text:p>
        </text:list-item>
        <text:list-item>
          <text:p text:style-name="P152">Sprememba 1 sestavine -&gt; sprememba celotne kulture</text:p>
        </text:list-item>
      </text:list>
      <text:p text:style-name="P148"/>
      <text:p text:style-name="P153">SOCIALIZACIJA</text:p>
      <text:list text:style-name="L27">
        <text:list-item>
          <text:p text:style-name="P154">Socializacija je vseživljenski proces, v katerem se ljudje v interakcijah z drugimi<text:span text:style-name="T76"> ljudmi</text:span> - <text:span text:style-name="T77">"</text:span>pomembnimi Drugimi<text:span text:style-name="T77">"</text:span><text:span text:style-name="T78">:</text:span></text:p>
          <text:list>
            <text:list-item>
              <text:p text:style-name="P155">Prilagajamo družbi, v katero smo se rodili, se vključujemo vanjo in sprejemamo njeno kulturo (norme, vrednote, prepričanja, ...)</text:p>
            </text:list-item>
            <text:list-item>
              <text:p text:style-name="P156">Naučimo prevzemati in opravljati (igrati) vloge, značilne za to družbo</text:p>
            </text:list-item>
            <text:list-item>
              <text:p text:style-name="P157">Oblikujemo identiteto<text:span text:style-name="T79"> in ose</text:span><text:span text:style-name="T80">bnost</text:span></text:p>
            </text:list-item>
          </text:list>
        </text:list-item>
        <text:list-item>
          <text:p text:style-name="P158">Po eni strani je individualno osebno izoblikovanje<text:span text:style-name="T81"> po drugi strani pa vključevanje v družbo</text:span></text:p>
        </text:list-item>
      </text:list>
      <text:p text:style-name="P159"/>
      <text:list text:continue-numbering="true" text:style-name="L27">
        <text:list-item>
          <text:p text:style-name="P160">Pomen</text:p>
          <text:list>
            <text:list-item>
              <text:p text:style-name="P161">Z vidika posameznika:</text:p>
              <text:list>
                <text:list-item>
                  <text:p text:style-name="P161">Da mu možnost v družbi</text:p>
                </text:list-item>
                <text:list-item>
                  <text:p text:style-name="P161">Nauči se delovati na družbeno zaželen način</text:p>
                </text:list-item>
                <text:list-item>
                  <text:p text:style-name="P162">Da mu individualnost</text:p>
                  <text:p text:style-name="P161"/>
                </text:list-item>
              </text:list>
            </text:list-item>
            <text:list-item>
              <text:p text:style-name="P161"><text:soft-page-break/>Z vidika družbe:</text:p>
              <text:list>
                <text:list-item>
                  <text:p text:style-name="P163">Eden temeljnih proces<text:span text:style-name="T82">ov</text:span> prek katerega se družba obnavlja<text:span text:style-name="T83"> (reproducira)</text:span></text:p>
                </text:list-item>
                <text:list-item>
                  <text:p text:style-name="P164">Poskrbi da dejanja posameznikov ustrezajo družbi kot celoti</text:p>
                </text:list-item>
                <text:list-item>
                  <text:p text:style-name="P165">Posameznik ponotranij nekatere družbene vrednote in norme</text:p>
                </text:list-item>
              </text:list>
            </text:list-item>
          </text:list>
        </text:list-item>
      </text:list>
      <text:p text:style-name="P166"/>
      <text:p text:style-name="P167">ŽIVLJENSKI POTEK</text:p>
      <text:list text:style-name="L28">
        <text:list-item>
          <text:p text:style-name="P168">Spremembe skozi življenje na vseh ravneh</text:p>
        </text:list-item>
        <text:list-item>
          <text:p text:style-name="P169">Zaporedje prehodov iz enega obdobja v drugo; statusni prehodi (npr.: iz obdobja predšolstva v obdobje šolstva, ...)</text:p>
        </text:list-item>
        <text:list-item>
          <text:p text:style-name="P170">Življenski potek je po eni strani individualen, v veliki meri pa tudi družbeno določen</text:p>
        </text:list-item>
        <text:list-item>
          <text:p text:style-name="P171">Življenski potek lahko razumemo kot okvir v katerem se odvijajo socializacijski procesi</text:p>
        </text:list-item>
      </text:list>
      <text:p text:style-name="P172"/>
      <text:list text:continue-numbering="true" text:style-name="L28">
        <text:list-item>
          <text:p text:style-name="P173">PRIMARNA SOCIALIZACIJA</text:p>
          <text:list>
            <text:list-item>
              <text:p text:style-name="P174">Prva leta življenja</text:p>
            </text:list-item>
            <text:list-item>
              <text:p text:style-name="P174">Pomembna vloga družine</text:p>
            </text:list-item>
            <text:list-item>
              <text:p text:style-name="P174">Ni izbire</text:p>
            </text:list-item>
            <text:list-item>
              <text:p text:style-name="P175">Ni možnosti primerjave socialnih svetov</text:p>
            </text:list-item>
            <text:list-item>
              <text:p text:style-name="P176">Učimo se s posnemanjem</text:p>
            </text:list-item>
            <text:list-item>
              <text:p text:style-name="P177">Čustvene vezi med sorodniki</text:p>
            </text:list-item>
            <text:list-item>
              <text:p text:style-name="P178">Razvoj temeljev naše osebnosti</text:p>
              <text:p text:style-name="P178"/>
            </text:list-item>
          </text:list>
        </text:list-item>
        <text:list-item>
          <text:p text:style-name="P179">SEKUNDARNA SOCIALIZACIJA</text:p>
          <text:list>
            <text:list-item>
              <text:p text:style-name="P179">do konca šolanja</text:p>
            </text:list-item>
            <text:list-item>
              <text:p text:style-name="P179"><text:span text:style-name="T84">prvi stik z različnimi družbenimi svetovi</text:span><text:span text:style-name="T85">, ki jih primerjamo</text:span></text:p>
            </text:list-item>
            <text:list-item>
              <text:p text:style-name="P180">Možnost izbire</text:p>
            </text:list-item>
            <text:list-item>
              <text:p text:style-name="P181">Priprava na odraslost</text:p>
            </text:list-item>
            <text:list-item>
              <text:p text:style-name="P181">Prosti čas -&gt; subkulture</text:p>
            </text:list-item>
            <text:list-item>
              <text:p text:style-name="P182">Najpomembnejši dejavniki: vrstniki, šola, mediji</text:p>
              <text:p text:style-name="P182"/>
            </text:list-item>
          </text:list>
        </text:list-item>
        <text:list-item>
          <text:p text:style-name="P183">TERCIARNA SOCIALIZACIJA</text:p>
          <text:list>
            <text:list-item>
              <text:p text:style-name="P184">odraslost</text:p>
            </text:list-item>
            <text:list-item>
              <text:p text:style-name="P183">pridobivanje izkušenj v službi, ...</text:p>
            </text:list-item>
            <text:list-item>
              <text:p text:style-name="P185">osamosvojitev od družine</text:p>
            </text:list-item>
            <text:list-item>
              <text:p text:style-name="P186">oblikovanje lastne družine</text:p>
              <text:p text:style-name="P186"/>
            </text:list-item>
          </text:list>
        </text:list-item>
        <text:list-item>
          <text:p text:style-name="P187">RESOCIALIZACIJA</text:p>
          <text:list>
            <text:list-item>
              <text:p text:style-name="P187"><text:span text:style-name="T86">P</text:span><text:span text:style-name="T87">onovna socializacija</text:span><text:span text:style-name="T88"> odraslih</text:span></text:p>
            </text:list-item>
            <text:list-item>
              <text:p text:style-name="P188">Proces, ko se posameznik ponovno vključuje v družbeno okolje</text:p>
              <text:p text:style-name="P188"/>
            </text:list-item>
            <text:list-item>
              <text:p text:style-name="P189"><text:soft-page-break/>Vzroki:</text:p>
              <text:list>
                <text:list-item>
                  <text:p text:style-name="P189">Kriminalna dejavnost</text:p>
                </text:list-item>
                <text:list-item>
                  <text:p text:style-name="P190">Odvisnost</text:p>
                </text:list-item>
                <text:list-item>
                  <text:p text:style-name="P191"><text:span text:style-name="T89">Vojaška aktivnos</text:span><text:span text:style-name="T90">t</text:span></text:p>
                </text:list-item>
                <text:list-item>
                  <text:p text:style-name="P192">Možganska kap, prometna nesreča, ...</text:p>
                </text:list-item>
              </text:list>
            </text:list-item>
          </text:list>
        </text:list-item>
      </text:list>
      <text:p text:style-name="P193"/>
      <text:list text:continue-numbering="true" text:style-name="L28">
        <text:list-item>
          <text:list>
            <text:list-item>
              <text:p text:style-name="P194">Lahko je neuspešna če oseba ni motivirana, metoda ni ustrezna ali pa obstajajo močni dejavniki, ki vztrajajo (vpliv okolja)</text:p>
            </text:list-item>
          </text:list>
        </text:list-item>
      </text:list>
      <text:p text:style-name="P195"/>
      <text:p text:style-name="P196">SPOLNO DIFERENCIRANA SOCIALIZACIJA</text:p>
      <text:list text:style-name="L29">
        <text:list-item>
          <text:p text:style-name="P197">Vpliv na socializacijske postopke, glede na to ali je posameznik ženska ali moški</text:p>
        </text:list-item>
        <text:list-item>
          <text:p text:style-name="P198">Kljub mnogim spremembam na področju delitve dela med spoloma in spolnih vlog<text:span text:style-name="T91"> je socializacija še vedno spolno zaznamovana</text:span></text:p>
        </text:list-item>
      </text:list>
      <text:p text:style-name="P199"/>
      <text:p text:style-name="P200">DEJAVNIKI SOCIALIZACIJE</text:p>
      <text:list text:style-name="L30">
        <text:list-item>
          <text:p text:style-name="P201">Družina</text:p>
          <text:list>
            <text:list-item>
              <text:p text:style-name="P202">Prva družbena skupina</text:p>
            </text:list-item>
            <text:list-item>
              <text:p text:style-name="P202">Prve izkušnje otroka z ljudmi</text:p>
            </text:list-item>
            <text:list-item>
              <text:p text:style-name="P203">Otrok je nanjo čustveno navezan</text:p>
              <text:p text:style-name="P203"/>
            </text:list-item>
            <text:list-item>
              <text:p text:style-name="P204">Pomembna v vseh obdobjih</text:p>
            </text:list-item>
            <text:list-item>
              <text:p text:style-name="P204">Značilna tako za tradicionalno, kot tudi moderno družbo</text:p>
            </text:list-item>
            <text:list-item>
              <text:p text:style-name="P205">Posnemanje, igranje vlog</text:p>
            </text:list-item>
            <text:list-item>
              <text:p text:style-name="P205">Kaznovanje / nagrajevanje (neformalno)</text:p>
            </text:list-item>
          </text:list>
        </text:list-item>
      </text:list>
      <text:p text:style-name="P206"/>
      <text:list text:continue-numbering="true" text:style-name="L30">
        <text:list-item>
          <text:list>
            <text:list-item>
              <text:p text:style-name="P207">Funkcije družine</text:p>
              <text:list>
                <text:list-item>
                  <text:p text:style-name="P207">Reprodukcija</text:p>
                </text:list-item>
                <text:list-item>
                  <text:p text:style-name="P207">Ekonomska funkcija</text:p>
                </text:list-item>
                <text:list-item>
                  <text:p text:style-name="P208">Socialna funkcija</text:p>
                </text:list-item>
                <text:list-item>
                  <text:p text:style-name="P208">Čustvena funkcija</text:p>
                </text:list-item>
              </text:list>
              <text:p text:style-name="P209"/>
            </text:list-item>
          </text:list>
        </text:list-item>
        <text:list-item>
          <text:p text:style-name="P201"><text:span text:style-name="T92">V</text:span>rstnik<text:span text:style-name="T92">i</text:span></text:p>
          <text:list>
            <text:list-item>
              <text:p text:style-name="P210">Dejavnik sekundarne socializacije</text:p>
            </text:list-item>
            <text:list-item>
              <text:p text:style-name="P211">Pomembni v prehodu v mladost</text:p>
              <text:p text:style-name="P212"/>
            </text:list-item>
            <text:list-item>
              <text:p text:style-name="P212">Vrstniške skupine</text:p>
              <text:list>
                <text:list-item>
                  <text:p text:style-name="P213">Skupine mladostnikov iste starosti</text:p>
                </text:list-item>
                <text:list-item>
                  <text:p text:style-name="P214">Vpogled v različne socialne svetove</text:p>
                </text:list-item>
                <text:list-item>
                  <text:p text:style-name="P215">Prijateljske vezi - glede na interese</text:p>
                </text:list-item>
                <text:list-item>
                  <text:p text:style-name="P216">Demokratični odnosi (vsak upravičen do svojega mnenja, ki je načeloma upoštevano)</text:p>
                </text:list-item>
                <text:list-item>
                  <text:p text:style-name="P217"><text:soft-page-break/>Kaznovanje; več razumevanja, ne kot odrasli</text:p>
                </text:list-item>
                <text:list-item>
                  <text:p text:style-name="P218">Primerjava vrednot</text:p>
                </text:list-item>
              </text:list>
            </text:list-item>
          </text:list>
        </text:list-item>
      </text:list>
      <text:p text:style-name="P219"/>
      <text:list text:continue-numbering="true" text:style-name="L30">
        <text:list-item>
          <text:list>
            <text:list-item>
              <text:p text:style-name="P220">Ohlapne skupine</text:p>
              <text:list>
                <text:list-item>
                  <text:p text:style-name="P220">Nastanejo slučajno</text:p>
                </text:list-item>
              </text:list>
              <text:p text:style-name="P221"/>
            </text:list-item>
          </text:list>
        </text:list-item>
        <text:list-item>
          <text:p text:style-name="P201">Šol<text:span text:style-name="T93">a</text:span></text:p>
          <text:list>
            <text:list-item>
              <text:p text:style-name="P222">Dejavnik sekundarne socializacije</text:p>
            </text:list-item>
            <text:list-item>
              <text:p text:style-name="P223">Znotraj nje poteka formalni proces izobraževanja in vzgoje</text:p>
            </text:list-item>
            <text:list-item>
              <text:p text:style-name="P224">Učenje družbeno zaželenih vlog</text:p>
            </text:list-item>
            <text:list-item>
              <text:p text:style-name="P225">Obvezni šolski program</text:p>
            </text:list-item>
          </text:list>
        </text:list-item>
      </text:list>
      <text:p text:style-name="P226"/>
      <text:list text:continue-numbering="true" text:style-name="L30">
        <text:list-item>
          <text:list>
            <text:list-item>
              <text:p text:style-name="P227">Dur<text:span text:style-name="T94">k</text:span>heim<text:span text:style-name="T95">:</text:span></text:p>
              <text:list>
                <text:list-item>
                  <text:p text:style-name="P228">Šola je dejavnik, ki nas uči družbeno sprejemljivega vedenja<text:span text:style-name="T96">, discipline, veščin, pridobivanja spretnosti za poklice</text:span></text:p>
                </text:list-item>
              </text:list>
            </text:list-item>
          </text:list>
        </text:list-item>
      </text:list>
      <text:p text:style-name="P229"/>
      <text:list text:continue-numbering="true" text:style-name="L30">
        <text:list-item>
          <text:list>
            <text:list-item>
              <text:p text:style-name="P230">Parsons<text:span text:style-name="T97">:</text:span></text:p>
              <text:list>
                <text:list-item>
                  <text:p text:style-name="P231">Šola je most med družino in širšo družbo<text:span text:style-name="T98">, pripravlja mlade na odrasle vloge</text:span></text:p>
                </text:list-item>
              </text:list>
              <text:p text:style-name="P232"/>
            </text:list-item>
          </text:list>
        </text:list-item>
        <text:list-item>
          <text:p text:style-name="P201">Medij<text:span text:style-name="T99">i</text:span></text:p>
          <text:list>
            <text:list-item>
              <text:p text:style-name="P233">Oblikovanje mišlenja, stereoptipov, ...</text:p>
              <text:p text:style-name="P233"/>
            </text:list-item>
          </text:list>
        </text:list-item>
        <text:list-item>
          <text:p text:style-name="P234">Delovno okolje</text:p>
        </text:list-item>
        <text:list-item>
          <text:p text:style-name="P234">Religiozne skupine</text:p>
        </text:list-item>
        <text:list-item>
          <text:p text:style-name="P235">Prostočasne skupin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 loext:opacity="100%" style:font-name="Adwaita Sans" style:text-underline-style="none" officeooo:paragraph-rsid="0145dc3d" fo:background-color="#ffff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6:18:21.975563334</meta:creation-date>
    <dc:date>2025-12-20T15:16:32.313506844</dc:date>
    <meta:editing-duration>PT4H30M34S</meta:editing-duration>
    <meta:editing-cycles>319</meta:editing-cycles>
    <meta:generator>LibreOffice/25.8.2.2$Linux_X86_64 LibreOffice_project/580$Build-2</meta:generator>
    <meta:document-statistic meta:table-count="0" meta:image-count="0" meta:object-count="0" meta:page-count="10" meta:paragraph-count="315" meta:word-count="1810" meta:character-count="11553" meta:non-whitespace-character-count="10312"/>
  </office:meta>
</office:document-meta>
</file>